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16f" officeooo:paragraph-rsid="0015016f"/>
    </style:style>
    <style:style style:name="P2" style:family="paragraph" style:parent-style-name="Standard">
      <style:text-properties officeooo:rsid="0015016f" officeooo:paragraph-rsid="001737ff"/>
    </style:style>
    <style:style style:name="P3" style:family="paragraph" style:parent-style-name="Standard">
      <style:text-properties officeooo:rsid="0015016f" officeooo:paragraph-rsid="00192a30"/>
    </style:style>
    <style:style style:name="P4" style:family="paragraph" style:parent-style-name="Standard">
      <style:text-properties officeooo:rsid="0015016f" officeooo:paragraph-rsid="001b170e"/>
    </style:style>
    <style:style style:name="P5" style:family="paragraph" style:parent-style-name="Standard">
      <style:text-properties officeooo:rsid="0015016f" officeooo:paragraph-rsid="001bd9cf"/>
    </style:style>
    <style:style style:name="P6" style:family="paragraph" style:parent-style-name="Standard">
      <style:text-properties officeooo:rsid="0015016f" officeooo:paragraph-rsid="001d9f0f"/>
    </style:style>
    <style:style style:name="P7" style:family="paragraph" style:parent-style-name="Standard">
      <style:text-properties officeooo:rsid="0015016f" officeooo:paragraph-rsid="001df3f3"/>
    </style:style>
    <style:style style:name="P8" style:family="paragraph" style:parent-style-name="Standard">
      <style:text-properties officeooo:rsid="0015016f" officeooo:paragraph-rsid="001feab0"/>
    </style:style>
    <style:style style:name="P9" style:family="paragraph" style:parent-style-name="Standard">
      <style:text-properties officeooo:rsid="0015016f" officeooo:paragraph-rsid="002085a6"/>
    </style:style>
    <style:style style:name="P10" style:family="paragraph" style:parent-style-name="Standard">
      <style:text-properties officeooo:rsid="0015016f" officeooo:paragraph-rsid="0022519d"/>
    </style:style>
    <style:style style:name="P11" style:family="paragraph" style:parent-style-name="Standard">
      <style:text-properties officeooo:rsid="0015016f" officeooo:paragraph-rsid="0023320c"/>
    </style:style>
    <style:style style:name="P12" style:family="paragraph" style:parent-style-name="Standard">
      <style:text-properties officeooo:paragraph-rsid="0015016f"/>
    </style:style>
    <style:style style:name="P13" style:family="paragraph" style:parent-style-name="Standard">
      <style:text-properties fo:font-weight="bold" officeooo:rsid="0015016f" officeooo:paragraph-rsid="0015016f" style:font-weight-asian="bold" style:font-weight-complex="bold"/>
    </style:style>
    <style:style style:name="P14" style:family="paragraph" style:parent-style-name="Standard">
      <style:text-properties fo:font-weight="bold" officeooo:rsid="0015016f" officeooo:paragraph-rsid="001682af" style:font-weight-asian="bold" style:font-weight-complex="bold"/>
    </style:style>
    <style:style style:name="P15" style:family="paragraph" style:parent-style-name="Standard">
      <style:text-properties fo:font-weight="bold" officeooo:rsid="0015016f" officeooo:paragraph-rsid="001737ff" style:font-weight-asian="bold" style:font-weight-complex="bold"/>
    </style:style>
    <style:style style:name="P16" style:family="paragraph" style:parent-style-name="Standard">
      <style:text-properties fo:font-weight="bold" officeooo:rsid="0015016f" officeooo:paragraph-rsid="00192a30" style:font-weight-asian="bold" style:font-weight-complex="bold"/>
    </style:style>
    <style:style style:name="P17" style:family="paragraph" style:parent-style-name="Standard">
      <style:text-properties fo:font-weight="bold" officeooo:rsid="0015016f" officeooo:paragraph-rsid="001b170e" style:font-weight-asian="bold" style:font-weight-complex="bold"/>
    </style:style>
    <style:style style:name="P18" style:family="paragraph" style:parent-style-name="Standard">
      <style:text-properties fo:font-weight="bold" officeooo:rsid="0015016f" officeooo:paragraph-rsid="001bd9cf" style:font-weight-asian="bold" style:font-weight-complex="bold"/>
    </style:style>
    <style:style style:name="P19" style:family="paragraph" style:parent-style-name="Standard">
      <style:text-properties fo:font-weight="bold" officeooo:rsid="0015016f" officeooo:paragraph-rsid="001d9f0f" style:font-weight-asian="bold" style:font-weight-complex="bold"/>
    </style:style>
    <style:style style:name="P20" style:family="paragraph" style:parent-style-name="Standard">
      <style:text-properties fo:font-weight="bold" officeooo:rsid="0015016f" officeooo:paragraph-rsid="001df3f3" style:font-weight-asian="bold" style:font-weight-complex="bold"/>
    </style:style>
    <style:style style:name="P21" style:family="paragraph" style:parent-style-name="Standard">
      <style:text-properties fo:font-weight="bold" officeooo:rsid="0015016f" officeooo:paragraph-rsid="001feab0" style:font-weight-asian="bold" style:font-weight-complex="bold"/>
    </style:style>
    <style:style style:name="P22" style:family="paragraph" style:parent-style-name="Standard">
      <style:text-properties fo:font-weight="bold" officeooo:rsid="0015016f" officeooo:paragraph-rsid="002085a6" style:font-weight-asian="bold" style:font-weight-complex="bold"/>
    </style:style>
    <style:style style:name="P23" style:family="paragraph" style:parent-style-name="Standard">
      <style:text-properties fo:font-weight="bold" officeooo:rsid="0015016f" officeooo:paragraph-rsid="0022519d" style:font-weight-asian="bold" style:font-weight-complex="bold"/>
    </style:style>
    <style:style style:name="P24" style:family="paragraph" style:parent-style-name="Standard">
      <style:text-properties fo:font-weight="bold" officeooo:rsid="0015016f" officeooo:paragraph-rsid="0023320c" style:font-weight-asian="bold" style:font-weight-complex="bold"/>
    </style:style>
    <style:style style:name="P25" style:family="paragraph" style:parent-style-name="Standard">
      <style:text-properties fo:font-weight="bold" officeooo:rsid="0015016f" officeooo:paragraph-rsid="00248bdf" style:font-weight-asian="bold" style:font-weight-complex="bold"/>
    </style:style>
    <style:style style:name="P26" style:family="paragraph" style:parent-style-name="Standard">
      <style:text-properties officeooo:paragraph-rsid="001682af"/>
    </style:style>
    <style:style style:name="P27" style:family="paragraph" style:parent-style-name="Standard">
      <style:text-properties style:text-underline-style="none" officeooo:paragraph-rsid="001682af"/>
    </style:style>
    <style:style style:name="P28" style:family="paragraph" style:parent-style-name="Standard">
      <style:text-properties officeooo:paragraph-rsid="001737ff"/>
    </style:style>
    <style:style style:name="P29" style:family="paragraph" style:parent-style-name="Standard">
      <style:text-properties officeooo:rsid="001737ff" officeooo:paragraph-rsid="001737ff"/>
    </style:style>
    <style:style style:name="P30" style:family="paragraph" style:parent-style-name="Standard">
      <style:text-properties officeooo:rsid="001737ff" officeooo:paragraph-rsid="00192a30"/>
    </style:style>
    <style:style style:name="P31" style:family="paragraph" style:parent-style-name="Standard" style:list-style-name="L1">
      <style:text-properties officeooo:paragraph-rsid="001737ff"/>
    </style:style>
    <style:style style:name="P32" style:family="paragraph" style:parent-style-name="Standard">
      <style:text-properties fo:color="#000000" loext:opacity="100%" style:font-name="IBMPlexMono, monospace," fo:background-color="#fffffe"/>
    </style:style>
    <style:style style:name="P33" style:family="paragraph" style:parent-style-name="Standard">
      <style:text-properties fo:color="#000000" loext:opacity="100%" style:font-name="IBMPlexMono, monospace," officeooo:paragraph-rsid="00192a30" fo:background-color="#fffffe"/>
    </style:style>
    <style:style style:name="P34" style:family="paragraph" style:parent-style-name="Standard">
      <style:text-properties officeooo:paragraph-rsid="00192a30"/>
    </style:style>
    <style:style style:name="P35" style:family="paragraph" style:parent-style-name="Standard">
      <style:text-properties officeooo:paragraph-rsid="001b170e"/>
    </style:style>
    <style:style style:name="P36" style:family="paragraph" style:parent-style-name="Standard" style:list-style-name="L2">
      <style:text-properties officeooo:paragraph-rsid="001b170e"/>
    </style:style>
    <style:style style:name="P3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016f" officeooo:paragraph-rsid="0015016f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paragraph-rsid="001bd9cf"/>
    </style:style>
    <style:style style:name="P39" style:family="paragraph" style:parent-style-name="Standard">
      <style:text-properties officeooo:paragraph-rsid="001d9f0f"/>
    </style:style>
    <style:style style:name="P40" style:family="paragraph" style:parent-style-name="Standard">
      <style:text-properties officeooo:paragraph-rsid="001df3f3"/>
    </style:style>
    <style:style style:name="P41" style:family="paragraph" style:parent-style-name="Standard">
      <style:text-properties officeooo:rsid="001df3f3" officeooo:paragraph-rsid="001df3f3"/>
    </style:style>
    <style:style style:name="P42" style:family="paragraph" style:parent-style-name="Standard">
      <style:text-properties officeooo:rsid="001df3f3" officeooo:paragraph-rsid="001feab0"/>
    </style:style>
    <style:style style:name="P43" style:family="paragraph" style:parent-style-name="Standard">
      <style:text-properties officeooo:rsid="001df3f3" officeooo:paragraph-rsid="002085a6"/>
    </style:style>
    <style:style style:name="P44" style:family="paragraph" style:parent-style-name="Standard">
      <style:text-properties officeooo:rsid="001df3f3" officeooo:paragraph-rsid="0022519d"/>
    </style:style>
    <style:style style:name="P45" style:family="paragraph" style:parent-style-name="Standard">
      <style:text-properties officeooo:rsid="001df3f3" officeooo:paragraph-rsid="0023320c"/>
    </style:style>
    <style:style style:name="P46" style:family="paragraph" style:parent-style-name="Standard">
      <style:text-properties officeooo:paragraph-rsid="001feab0"/>
    </style:style>
    <style:style style:name="P47" style:family="paragraph" style:parent-style-name="Standard">
      <style:text-properties officeooo:paragraph-rsid="002085a6"/>
    </style:style>
    <style:style style:name="P48" style:family="paragraph" style:parent-style-name="Standard">
      <style:text-properties officeooo:paragraph-rsid="0022519d"/>
    </style:style>
    <style:style style:name="P49" style:family="paragraph" style:parent-style-name="Standard">
      <style:text-properties officeooo:paragraph-rsid="0023320c"/>
    </style:style>
    <style:style style:name="P50" style:family="paragraph" style:parent-style-name="Standard">
      <style:text-properties officeooo:rsid="00248bdf" officeooo:paragraph-rsid="00248bdf"/>
    </style:style>
    <style:style style:name="P51" style:family="paragraph" style:parent-style-name="Standard">
      <style:text-properties fo:color="#111111" loext:opacity="100%" fo:font-weight="bold" officeooo:rsid="00248bdf" officeooo:paragraph-rsid="00248bdf" style:font-weight-asian="bold" style:font-weight-complex="bold"/>
    </style:style>
    <style:style style:name="P52" style:family="paragraph" style:parent-style-name="Standard">
      <style:text-properties officeooo:rsid="002599b9" officeooo:paragraph-rsid="002599b9"/>
    </style:style>
    <style:style style:name="T1" style:family="text">
      <style:text-properties officeooo:rsid="0015016f"/>
    </style:style>
    <style:style style:name="T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loext:opacity="100%" style:font-name="JetBrains Mono" fo:font-size="10pt" fo:font-style="normal" fo:font-weight="normal" officeooo:rsid="0015016f" style:font-size-asian="10pt" style:font-style-asian="normal" style:font-weight-asian="normal" style:font-weight-complex="bold"/>
    </style:style>
    <style:style style:name="T4" style:family="text">
      <style:text-properties fo:color="#6a8759" loext:opacity="100%" style:font-name="JetBrains Mono" fo:font-size="10pt" fo:font-style="normal" fo:font-weight="normal" officeooo:rsid="001682af" style:font-size-asian="10pt" style:font-style-asian="normal" style:font-weight-asian="normal" style:font-weight-complex="bold"/>
    </style:style>
    <style:style style:name="T5" style:family="text">
      <style:text-properties fo:color="#6a8759" loext:opacity="100%" style:font-name="JetBrains Mono" fo:font-size="10pt" fo:font-style="normal" fo:font-weight="normal" officeooo:rsid="001df3f3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officeooo:rsid="001d9f0f" style:font-size-asian="10pt" style:font-style-asian="normal" style:font-weight-asian="normal" style:font-weight-complex="normal"/>
    </style:style>
    <style:style style:name="T7" style:family="text">
      <style:text-properties fo:color="#6a8759" loext:opacity="100%" style:font-name="JetBrains Mono" fo:font-size="10pt" fo:font-style="normal" fo:font-weight="normal" officeooo:rsid="0015016f" fo:background-color="#fffffe" loext:char-shading-value="0" style:font-size-asian="10pt" style:font-style-asian="normal" style:font-weight-asian="normal" style:font-weight-complex="bold"/>
    </style:style>
    <style:style style:name="T8" style:family="text">
      <style:text-properties fo:color="#6a8759" loext:opacity="100%" style:font-name="JetBrains Mono" fo:font-size="10pt" fo:font-style="normal" fo:font-weight="normal" officeooo:rsid="001df3f3" fo:background-color="#fffffe" loext:char-shading-value="0" style:font-size-asian="10pt" style:font-style-asian="normal" style:font-weight-asian="normal" style:font-weight-complex="bold"/>
    </style:style>
    <style:style style:name="T9" style:family="text">
      <style:text-properties fo:color="#6a8759" loext:opacity="100%" style:font-name="JetBrains Mono" fo:font-size="10pt" fo:font-style="normal" fo:font-weight="normal" officeooo:rsid="002085a6" fo:background-color="#fffffe" loext:char-shading-value="0" style:font-size-asian="10pt" style:font-style-asian="normal" style:font-weight-asian="normal" style:font-weight-complex="bold"/>
    </style:style>
    <style:style style:name="T10" style:family="text">
      <style:text-properties fo:color="#6a8759" loext:opacity="100%" style:font-name="JetBrains Mono" fo:font-size="10pt" fo:font-style="normal" fo:font-weight="normal" officeooo:rsid="0023320c" fo:background-color="#fffffe" loext:char-shading-value="0" style:font-size-asian="10pt" style:font-style-asian="normal" style:font-weight-asian="normal" style:font-weight-complex="bold"/>
    </style:style>
    <style:style style:name="T11" style:family="text">
      <style:text-properties fo:color="#6a8759" loext:opacity="100%" style:font-name="JetBrains Mono" fo:font-size="10pt" fo:font-style="normal" style:text-underline-style="none" fo:font-weight="normal" officeooo:rsid="0015016f" style:font-size-asian="10pt" style:font-style-asian="normal" style:font-weight-asian="normal" style:font-weight-complex="bold"/>
    </style:style>
    <style:style style:name="T12" style:family="text">
      <style:text-properties fo:color="#6a8759" loext:opacity="100%" style:font-name="JetBrains Mono" fo:font-size="10pt" fo:font-style="normal" style:text-underline-style="none" fo:font-weight="normal" officeooo:rsid="001682af" style:font-size-asian="10pt" style:font-style-asian="normal" style:font-weight-asian="normal" style:font-weight-complex="bold"/>
    </style:style>
    <style:style style:name="T13" style:family="text">
      <style:text-properties fo:color="#6a8759" loext:opacity="100%" style:font-name="JetBrains Mono" fo:font-size="10pt" fo:font-style="normal" style:text-underline-style="none" fo:font-weight="normal" officeooo:rsid="001feab0" style:font-size-asian="10pt" style:font-style-asian="normal" style:font-weight-asian="normal" style:font-weight-complex="bold"/>
    </style:style>
    <style:style style:name="T14" style:family="text">
      <style:text-properties fo:color="#6a8759" loext:opacity="100%" style:font-name="JetBrains Mono" fo:font-size="10pt" fo:font-style="normal" style:text-underline-style="none" fo:font-weight="normal" officeooo:rsid="002599b9" style:font-size-asian="10pt" style:font-style-asian="normal" style:font-weight-asian="normal" style:font-weight-complex="bold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normal" fo:font-weight="normal" officeooo:rsid="0015016f" style:font-size-asian="10pt" style:font-style-asian="normal" style:font-weight-asian="normal" style:font-weight-complex="bold"/>
    </style:style>
    <style:style style:name="T17" style:family="text">
      <style:text-properties fo:color="#a9b7c6" loext:opacity="100%" style:font-name="JetBrains Mono" fo:font-size="10pt" fo:font-style="normal" fo:font-weight="normal" officeooo:rsid="001682af" style:font-size-asian="10pt" style:font-style-asian="normal" style:font-weight-asian="normal" style:font-weight-complex="bold"/>
    </style:style>
    <style:style style:name="T18" style:family="text">
      <style:text-properties fo:color="#a9b7c6" loext:opacity="100%" style:font-name="JetBrains Mono" fo:font-size="10pt" fo:font-style="normal" fo:font-weight="normal" officeooo:rsid="001df3f3" style:font-size-asian="10pt" style:font-style-asian="normal" style:font-weight-asian="normal" style:font-weight-complex="bold"/>
    </style:style>
    <style:style style:name="T19" style:family="text">
      <style:text-properties fo:color="#a9b7c6" loext:opacity="100%" style:font-name="JetBrains Mono" fo:font-size="10pt" fo:font-style="normal" fo:font-weight="normal" officeooo:rsid="001feab0" style:font-size-asian="10pt" style:font-style-asian="normal" style:font-weight-asian="normal" style:font-weight-complex="bold"/>
    </style:style>
    <style:style style:name="T20" style:family="text">
      <style:text-properties fo:color="#a9b7c6" loext:opacity="100%" style:font-name="JetBrains Mono" fo:font-size="10pt" fo:font-style="normal" fo:font-weight="normal" officeooo:rsid="002085a6" style:font-size-asian="10pt" style:font-style-asian="normal" style:font-weight-asian="normal" style:font-weight-complex="bold"/>
    </style:style>
    <style:style style:name="T21" style:family="text">
      <style:text-properties fo:color="#a9b7c6" loext:opacity="100%" style:font-name="JetBrains Mono" fo:font-size="10pt" fo:font-style="normal" fo:font-weight="normal" officeooo:rsid="0023320c" style:font-size-asian="10pt" style:font-style-asian="normal" style:font-weight-asian="normal" style:font-weight-complex="bold"/>
    </style:style>
    <style:style style:name="T22" style:family="text">
      <style:text-properties fo:color="#a9b7c6" loext:opacity="100%" style:font-name="JetBrains Mono" fo:font-size="10pt" fo:font-style="normal" fo:font-weight="normal" officeooo:rsid="00248bdf" style:font-size-asian="10pt" style:font-style-asian="normal" style:font-weight-asian="normal" style:font-weight-complex="bold"/>
    </style:style>
    <style:style style:name="T23" style:family="text">
      <style:text-properties fo:color="#a9b7c6" loext:opacity="100%" style:font-name="JetBrains Mono" fo:font-size="10pt" fo:font-style="normal" fo:font-weight="normal" officeooo:rsid="002599b9" style:font-size-asian="10pt" style:font-style-asian="normal" style:font-weight-asian="normal" style:font-weight-complex="bold"/>
    </style:style>
    <style:style style:name="T24" style:family="text">
      <style:text-properties fo:color="#a9b7c6" loext:opacity="100%" style:font-name="JetBrains Mono" fo:font-size="10pt" fo:font-style="normal" fo:font-weight="normal" officeooo:rsid="0015016f" style:font-size-asian="10pt" style:font-style-asian="normal" style:font-weight-asian="normal"/>
    </style:style>
    <style:style style:name="T2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26" style:family="text">
      <style:text-properties fo:color="#a9b7c6" loext:opacity="100%" style:font-name="JetBrains Mono" fo:font-size="10pt" fo:font-style="normal" fo:font-weight="normal" officeooo:rsid="0015016f" style:font-size-asian="10pt" style:font-style-asian="normal" style:font-weight-asian="normal" style:font-weight-complex="normal"/>
    </style:style>
    <style:style style:name="T27" style:family="text">
      <style:text-properties fo:color="#a9b7c6" loext:opacity="100%" style:font-name="JetBrains Mono" fo:font-size="10pt" fo:font-style="normal" fo:font-weight="normal" officeooo:rsid="001bd9cf" style:font-size-asian="10pt" style:font-style-asian="normal" style:font-weight-asian="normal"/>
    </style:style>
    <style:style style:name="T28" style:family="text">
      <style:text-properties fo:color="#a9b7c6" loext:opacity="100%" style:font-name="JetBrains Mono" fo:font-size="10pt" fo:font-style="normal" fo:font-weight="normal" officeooo:rsid="0015016f" fo:background-color="#fffffe" loext:char-shading-value="0" style:font-size-asian="10pt" style:font-style-asian="normal" style:font-weight-asian="normal" style:font-weight-complex="bold"/>
    </style:style>
    <style:style style:name="T29" style:family="text">
      <style:text-properties fo:color="#a9b7c6" loext:opacity="100%" style:font-name="JetBrains Mono" fo:font-size="10pt" fo:font-style="normal" fo:font-weight="normal" officeooo:rsid="001df3f3" fo:background-color="#fffffe" loext:char-shading-value="0" style:font-size-asian="10pt" style:font-style-asian="normal" style:font-weight-asian="normal" style:font-weight-complex="bold"/>
    </style:style>
    <style:style style:name="T30" style:family="text">
      <style:text-properties fo:color="#a9b7c6" loext:opacity="100%" style:font-name="JetBrains Mono" fo:font-size="10pt" fo:font-style="normal" fo:font-weight="normal" officeooo:rsid="002085a6" fo:background-color="#fffffe" loext:char-shading-value="0" style:font-size-asian="10pt" style:font-style-asian="normal" style:font-weight-asian="normal" style:font-weight-complex="bold"/>
    </style:style>
    <style:style style:name="T31" style:family="text">
      <style:text-properties fo:color="#a9b7c6" loext:opacity="100%" style:font-name="JetBrains Mono" fo:font-size="10pt" fo:font-style="normal" fo:font-weight="normal" officeooo:rsid="0023320c" fo:background-color="#fffffe" loext:char-shading-value="0" style:font-size-asian="10pt" style:font-style-asian="normal" style:font-weight-asian="normal" style:font-weight-complex="bold"/>
    </style:style>
    <style:style style:name="T32" style:family="text">
      <style:text-properties fo:color="#a9b7c6" loext:opacity="100%" style:font-name="JetBrains Mono" fo:font-size="10pt" fo:font-style="normal" fo:font-weight="normal" officeooo:rsid="00248bdf" fo:background-color="#fffffe" loext:char-shading-value="0" style:font-size-asian="10pt" style:font-style-asian="normal" style:font-weight-asian="normal" style:font-weight-complex="bold"/>
    </style:style>
    <style:style style:name="T33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34" style:family="text">
      <style:text-properties fo:color="#a9b7c6" loext:opacity="100%" style:font-name="JetBrains Mono" fo:font-size="10pt" fo:font-style="normal" officeooo:rsid="001682af" style:font-size-asian="10pt" style:font-style-asian="normal"/>
    </style:style>
    <style:style style:name="T35" style:family="text">
      <style:text-properties fo:color="#a9b7c6" loext:opacity="100%" style:font-name="JetBrains Mono" fo:font-size="10pt" fo:font-style="normal" officeooo:rsid="00192a30" style:font-size-asian="10pt" style:font-style-asian="normal"/>
    </style:style>
    <style:style style:name="T36" style:family="text">
      <style:text-properties fo:color="#a9b7c6" loext:opacity="100%" style:font-name="JetBrains Mono" fo:font-size="10pt" fo:font-style="normal" fo:font-weight="bold" officeooo:rsid="0015016f" style:font-size-asian="10pt" style:font-style-asian="normal" style:font-weight-asian="bold" style:font-weight-complex="bold"/>
    </style:style>
    <style:style style:name="T37" style:family="text">
      <style:text-properties fo:color="#a9b7c6" loext:opacity="100%" style:font-name="JetBrains Mono" fo:font-size="10pt" fo:font-style="normal" fo:font-weight="bold" officeooo:rsid="001682af" style:font-size-asian="10pt" style:font-style-asian="normal" style:font-weight-asian="bold" style:font-weight-complex="bold"/>
    </style:style>
    <style:style style:name="T38" style:family="text">
      <style:text-properties fo:color="#a9b7c6" loext:opacity="100%" style:font-name="JetBrains Mono" fo:font-size="10pt" fo:font-style="normal" fo:font-weight="bold" officeooo:rsid="001df3f3" style:font-size-asian="10pt" style:font-style-asian="normal" style:font-weight-asian="bold" style:font-weight-complex="bold"/>
    </style:style>
    <style:style style:name="T39" style:family="text">
      <style:text-properties fo:color="#a9b7c6" loext:opacity="100%" style:font-name="JetBrains Mono" fo:font-size="10pt" fo:font-style="normal" fo:font-weight="bold" officeooo:rsid="002085a6" style:font-size-asian="10pt" style:font-style-asian="normal" style:font-weight-asian="bold" style:font-weight-complex="bold"/>
    </style:style>
    <style:style style:name="T40" style:family="text">
      <style:text-properties fo:color="#a9b7c6" loext:opacity="100%" style:font-name="JetBrains Mono" fo:font-size="10pt" fo:font-style="normal" style:text-underline-style="none" fo:font-weight="bold" officeooo:rsid="001682af" style:font-size-asian="10pt" style:font-style-asian="normal" style:font-weight-asian="bold" style:font-weight-complex="bold"/>
    </style:style>
    <style:style style:name="T41" style:family="text">
      <style:text-properties fo:color="#a9b7c6" loext:opacity="100%" style:font-name="JetBrains Mono" fo:font-size="10pt" fo:font-style="normal" style:text-underline-style="none" fo:font-weight="bold" officeooo:rsid="0015016f" style:font-size-asian="10pt" style:font-style-asian="normal" style:font-weight-asian="bold" style:font-weight-complex="bold"/>
    </style:style>
    <style:style style:name="T42" style:family="text">
      <style:text-properties fo:color="#a9b7c6" loext:opacity="100%" style:font-name="JetBrains Mono" fo:font-size="10pt" fo:font-style="normal" style:text-underline-style="none" fo:font-weight="bold" officeooo:rsid="001737ff" style:font-size-asian="10pt" style:font-style-asian="normal" style:font-weight-asian="bold" style:font-weight-complex="bold"/>
    </style:style>
    <style:style style:name="T43" style:family="text">
      <style:text-properties fo:color="#a9b7c6" loext:opacity="100%" style:font-name="JetBrains Mono" fo:font-size="10pt" fo:font-style="normal" style:text-underline-style="none" fo:font-weight="bold" officeooo:rsid="001df3f3" style:font-size-asian="10pt" style:font-style-asian="normal" style:font-weight-asian="bold" style:font-weight-complex="bold"/>
    </style:style>
    <style:style style:name="T44" style:family="text">
      <style:text-properties fo:color="#a9b7c6" loext:opacity="100%" style:font-name="JetBrains Mono" fo:font-size="10pt" fo:font-style="normal" style:text-underline-style="none" fo:font-weight="bold" officeooo:rsid="001feab0" style:font-size-asian="10pt" style:font-style-asian="normal" style:font-weight-asian="bold" style:font-weight-complex="bold"/>
    </style:style>
    <style:style style:name="T45" style:family="text">
      <style:text-properties fo:color="#a9b7c6" loext:opacity="100%" style:font-name="JetBrains Mono" fo:font-size="10pt" fo:font-style="normal" style:text-underline-style="none" fo:font-weight="bold" officeooo:rsid="002085a6" style:font-size-asian="10pt" style:font-style-asian="normal" style:font-weight-asian="bold" style:font-weight-complex="bold"/>
    </style:style>
    <style:style style:name="T46" style:family="text">
      <style:text-properties fo:color="#a9b7c6" loext:opacity="100%" style:font-name="JetBrains Mono" fo:font-size="10pt" fo:font-style="normal" style:text-underline-style="none" fo:font-weight="bold" officeooo:rsid="0022519d" style:font-size-asian="10pt" style:font-style-asian="normal" style:font-weight-asian="bold" style:font-weight-complex="bold"/>
    </style:style>
    <style:style style:name="T47" style:family="text">
      <style:text-properties fo:color="#a9b7c6" loext:opacity="100%" style:font-name="JetBrains Mono" fo:font-size="10pt" fo:font-style="normal" style:text-underline-style="none" fo:font-weight="bold" officeooo:rsid="0023320c" style:font-size-asian="10pt" style:font-style-asian="normal" style:font-weight-asian="bold" style:font-weight-complex="bold"/>
    </style:style>
    <style:style style:name="T48" style:family="text">
      <style:text-properties fo:color="#a9b7c6" loext:opacity="100%" style:font-name="JetBrains Mono" fo:font-size="10pt" fo:font-style="normal" style:text-underline-style="none" fo:font-weight="bold" officeooo:rsid="00248bdf" style:font-size-asian="10pt" style:font-style-asian="normal" style:font-weight-asian="bold" style:font-weight-complex="bold"/>
    </style:style>
    <style:style style:name="T49" style:family="text">
      <style:text-properties fo:color="#a9b7c6" loext:opacity="100%" style:font-name="JetBrains Mono" fo:font-size="10pt" fo:font-style="normal" style:text-underline-style="none" fo:font-weight="normal" officeooo:rsid="0015016f" style:font-size-asian="10pt" style:font-style-asian="normal" style:font-weight-asian="normal" style:font-weight-complex="bold"/>
    </style:style>
    <style:style style:name="T50" style:family="text">
      <style:text-properties fo:color="#a9b7c6" loext:opacity="100%" style:font-name="JetBrains Mono" fo:font-size="10pt" fo:font-style="normal" style:text-underline-style="none" fo:font-weight="normal" officeooo:rsid="001682af" style:font-size-asian="10pt" style:font-style-asian="normal" style:font-weight-asian="normal" style:font-weight-complex="bold"/>
    </style:style>
    <style:style style:name="T51" style:family="text">
      <style:text-properties fo:color="#a9b7c6" loext:opacity="100%" style:font-name="JetBrains Mono" fo:font-size="10pt" fo:font-style="normal" style:text-underline-style="none" fo:font-weight="normal" officeooo:rsid="00192a30" style:font-size-asian="10pt" style:font-style-asian="normal" style:font-weight-asian="normal" style:font-weight-complex="bold"/>
    </style:style>
    <style:style style:name="T52" style:family="text">
      <style:text-properties fo:color="#a9b7c6" loext:opacity="100%" style:font-name="JetBrains Mono" fo:font-size="10pt" fo:font-style="normal" style:text-underline-style="none" fo:font-weight="normal" style:font-size-asian="10pt" style:font-style-asian="normal" style:font-weight-asian="normal" style:font-weight-complex="bold"/>
    </style:style>
    <style:style style:name="T53" style:family="text">
      <style:text-properties fo:color="#a9b7c6" loext:opacity="100%" style:font-name="JetBrains Mono" fo:font-size="10pt" fo:font-style="normal" style:text-underline-style="none" fo:font-weight="normal" officeooo:rsid="001df3f3" style:font-size-asian="10pt" style:font-style-asian="normal" style:font-weight-asian="normal" style:font-weight-complex="bold"/>
    </style:style>
    <style:style style:name="T54" style:family="text">
      <style:text-properties fo:color="#a9b7c6" loext:opacity="100%" style:font-name="JetBrains Mono" fo:font-size="10pt" fo:font-style="normal" style:text-underline-style="none" fo:font-weight="normal" officeooo:rsid="001feab0" style:font-size-asian="10pt" style:font-style-asian="normal" style:font-weight-asian="normal" style:font-weight-complex="bold"/>
    </style:style>
    <style:style style:name="T55" style:family="text">
      <style:text-properties fo:color="#a9b7c6" loext:opacity="100%" style:font-name="0" fo:font-size="10pt" fo:font-style="normal" style:text-underline-style="none" fo:font-weight="normal" officeooo:rsid="0015016f" style:font-size-asian="10pt" style:font-style-asian="normal" style:font-weight-asian="normal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5016f" style:font-weight-asian="bold" style:font-weight-complex="bold"/>
    </style:style>
    <style:style style:name="T58" style:family="text">
      <style:text-properties fo:font-weight="bold" officeooo:rsid="001bd9cf" style:font-weight-asian="bold" style:font-weight-complex="bold"/>
    </style:style>
    <style:style style:name="T59" style:family="text">
      <style:text-properties fo:font-weight="bold" officeooo:rsid="001d9f0f" style:font-weight-asian="bold" style:font-weight-complex="bold"/>
    </style:style>
    <style:style style:name="T60" style:family="text">
      <style:text-properties fo:font-weight="bold" officeooo:rsid="002085a6" style:font-weight-asian="bold" style:font-weight-complex="bold"/>
    </style:style>
    <style:style style:name="T61" style:family="text">
      <style:text-properties fo:font-weight="bold" officeooo:rsid="0023320c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192a30" style:font-weight-asian="normal" style:font-weight-complex="normal"/>
    </style:style>
    <style:style style:name="T64" style:family="text">
      <style:text-properties fo:font-weight="normal" officeooo:rsid="001b170e" style:font-weight-asian="normal" style:font-weight-complex="normal"/>
    </style:style>
    <style:style style:name="T65" style:family="text">
      <style:text-properties fo:font-weight="normal" officeooo:rsid="001d9f0f" style:font-weight-asian="normal" style:font-weight-complex="normal"/>
    </style:style>
    <style:style style:name="T6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7" style:family="text">
      <style:text-properties fo:color="#cc7832" loext:opacity="100%" style:font-name="JetBrains Mono" fo:font-size="10pt" fo:font-style="normal" fo:font-weight="normal" officeooo:rsid="0015016f" style:font-size-asian="10pt" style:font-style-asian="normal" style:font-weight-asian="normal" style:font-weight-complex="bold"/>
    </style:style>
    <style:style style:name="T68" style:family="text">
      <style:text-properties fo:color="#cc7832" loext:opacity="100%" style:font-name="JetBrains Mono" fo:font-size="10pt" fo:font-style="normal" fo:font-weight="normal" officeooo:rsid="0015016f" fo:background-color="#fffffe" loext:char-shading-value="0" style:font-size-asian="10pt" style:font-style-asian="normal" style:font-weight-asian="normal" style:font-weight-complex="bold"/>
    </style:style>
    <style:style style:name="T69" style:family="text">
      <style:text-properties fo:color="#cc7832" loext:opacity="100%" style:font-name="JetBrains Mono" fo:font-size="10pt" fo:font-style="normal" style:text-underline-style="none" fo:font-weight="normal" officeooo:rsid="0015016f" style:font-size-asian="10pt" style:font-style-asian="normal" style:font-weight-asian="normal" style:font-weight-complex="bold"/>
    </style:style>
    <style:style style:name="T70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71" style:family="text">
      <style:text-properties fo:color="#000000" loext:opacity="100%" style:font-name="JetBrains Mono" fo:font-size="10pt" fo:font-style="normal" fo:font-weight="bold" officeooo:rsid="0015016f" style:font-size-asian="10pt" style:font-style-asian="normal" style:font-weight-asian="bold" style:font-weight-complex="bold"/>
    </style:style>
    <style:style style:name="T72" style:family="text">
      <style:text-properties fo:color="#000000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73" style:family="text">
      <style:text-properties fo:color="#000000" loext:opacity="100%" style:font-name="JetBrains Mono" fo:font-size="10pt" fo:font-style="normal" fo:font-weight="bold" officeooo:rsid="002085a6" style:font-size-asian="10pt" style:font-style-asian="normal" style:font-weight-asian="bold" style:font-weight-complex="bold"/>
    </style:style>
    <style:style style:name="T74" style:family="text">
      <style:text-properties fo:color="#000000" loext:opacity="100%" style:font-name="JetBrains Mono" fo:font-size="10pt" fo:font-style="normal" style:text-underline-style="none" fo:font-weight="bold" officeooo:rsid="0015016f" style:font-size-asian="10pt" style:font-style-asian="normal" style:font-weight-asian="bold" style:font-weight-complex="bold"/>
    </style:style>
    <style:style style:name="T75" style:family="text">
      <style:text-properties fo:color="#000000" loext:opacity="100%" style:font-name="JetBrains Mono" fo:font-size="10pt" fo:font-style="normal" style:text-underline-style="none" fo:font-weight="bold" style:font-size-asian="10pt" style:font-style-asian="normal" style:font-weight-asian="bold" style:font-weight-complex="bold"/>
    </style:style>
    <style:style style:name="T7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7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78" style:family="text">
      <style:text-properties fo:color="#000000" loext:opacity="100%" style:font-name="JetBrains Mono" fo:font-size="10pt" fo:font-style="normal" fo:font-weight="normal" officeooo:rsid="0015016f" style:font-size-asian="10pt" style:font-style-asian="normal" style:font-weight-asian="normal" style:font-weight-complex="normal"/>
    </style:style>
    <style:style style:name="T79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80" style:family="text">
      <style:text-properties fo:color="#000000" loext:opacity="100%" style:font-name="JetBrains Mono" fo:font-size="10pt" fo:font-style="normal" fo:font-weight="normal" officeooo:rsid="001feab0" style:font-size-asian="10pt" style:font-style-asian="normal" style:font-weight-asian="normal" style:font-weight-complex="normal"/>
    </style:style>
    <style:style style:name="T81" style:family="text">
      <style:text-properties fo:color="#000000" loext:opacity="100%" style:font-name="JetBrains Mono" fo:font-size="10pt" fo:font-style="normal" fo:font-weight="normal" officeooo:rsid="001d9f0f" style:font-size-asian="10pt" style:font-style-asian="normal" style:font-weight-asian="normal" style:font-weight-complex="normal"/>
    </style:style>
    <style:style style:name="T82" style:family="text">
      <style:text-properties fo:color="#000000" loext:opacity="100%" style:font-name="JetBrains Mono" fo:font-size="10pt" fo:font-style="normal" fo:font-weight="normal" officeooo:rsid="002085a6" style:font-size-asian="10pt" style:font-style-asian="normal" style:font-weight-asian="normal" style:font-weight-complex="normal"/>
    </style:style>
    <style:style style:name="T83" style:family="text">
      <style:text-properties fo:color="#000000" loext:opacity="100%" style:font-name="JetBrains Mono" fo:font-size="10pt" fo:font-style="normal" fo:font-weight="normal" officeooo:rsid="00192a30" style:font-size-asian="10pt" style:font-style-asian="normal" style:font-weight-asian="normal"/>
    </style:style>
    <style:style style:name="T84" style:family="text">
      <style:text-properties fo:color="#000000" loext:opacity="100%" style:font-name="JetBrains Mono" fo:font-size="10pt" fo:font-style="normal" fo:font-weight="normal" officeooo:rsid="001feab0" style:font-size-asian="10pt" style:font-style-asian="normal" style:font-weight-asian="normal"/>
    </style:style>
    <style:style style:name="T85" style:family="text">
      <style:text-properties fo:color="#000000" loext:opacity="100%" style:font-name="JetBrains Mono" fo:font-size="10pt" fo:font-style="normal" fo:font-weight="normal" officeooo:rsid="002085a6" style:font-size-asian="10pt" style:font-style-asian="normal" style:font-weight-asian="normal"/>
    </style:style>
    <style:style style:name="T86" style:family="text">
      <style:text-properties fo:color="#000000" loext:opacity="100%" style:font-name="JetBrains Mono" fo:font-size="10pt" fo:font-style="normal" fo:font-weight="normal" officeooo:rsid="0023320c" style:font-size-asian="10pt" style:font-style-asian="normal" style:font-weight-asian="normal"/>
    </style:style>
    <style:style style:name="T87" style:family="text">
      <style:text-properties fo:color="#000000" loext:opacity="100%" fo:font-weight="bold" officeooo:rsid="001737ff" style:font-weight-asian="bold" style:font-weight-complex="bold"/>
    </style:style>
    <style:style style:name="T88" style:family="text">
      <style:text-properties fo:color="#000000" loext:opacity="100%" fo:font-weight="bold" officeooo:rsid="00192a30" style:font-weight-asian="bold" style:font-weight-complex="bold"/>
    </style:style>
    <style:style style:name="T89" style:family="text">
      <style:text-properties fo:color="#000000" loext:opacity="100%" fo:font-weight="bold" officeooo:rsid="001b170e" style:font-weight-asian="bold" style:font-weight-complex="bold"/>
    </style:style>
    <style:style style:name="T90" style:family="text">
      <style:text-properties fo:color="#000000" loext:opacity="100%" fo:font-weight="bold" officeooo:rsid="001d9f0f" style:font-weight-asian="bold" style:font-weight-complex="bold"/>
    </style:style>
    <style:style style:name="T91" style:family="text">
      <style:text-properties fo:color="#000000" loext:opacity="100%" fo:font-weight="bold" officeooo:rsid="001df3f3" style:font-weight-asian="bold" style:font-weight-complex="bold"/>
    </style:style>
    <style:style style:name="T92" style:family="text">
      <style:text-properties fo:color="#000000" loext:opacity="100%" fo:font-weight="bold" officeooo:rsid="002085a6" style:font-weight-asian="bold" style:font-weight-complex="bold"/>
    </style:style>
    <style:style style:name="T93" style:family="text">
      <style:text-properties fo:color="#000000" loext:opacity="100%" fo:font-weight="normal" officeooo:rsid="001737ff" style:font-weight-asian="normal" style:font-weight-complex="normal"/>
    </style:style>
    <style:style style:name="T94" style:family="text">
      <style:text-properties fo:color="#000000" loext:opacity="100%" fo:font-weight="normal" officeooo:rsid="00192a30" style:font-weight-asian="normal" style:font-weight-complex="normal"/>
    </style:style>
    <style:style style:name="T95" style:family="text">
      <style:text-properties fo:color="#000000" loext:opacity="100%" fo:font-weight="normal" officeooo:rsid="001b170e" style:font-weight-asian="normal" style:font-weight-complex="normal"/>
    </style:style>
    <style:style style:name="T96" style:family="text">
      <style:text-properties fo:color="#000000" loext:opacity="100%" fo:font-weight="normal" officeooo:rsid="001bd9cf" style:font-weight-asian="normal" style:font-weight-complex="normal"/>
    </style:style>
    <style:style style:name="T97" style:family="text">
      <style:text-properties fo:color="#000000" loext:opacity="100%" fo:font-weight="normal" officeooo:rsid="001d9f0f" style:font-weight-asian="normal" style:font-weight-complex="normal"/>
    </style:style>
    <style:style style:name="T98" style:family="text">
      <style:text-properties fo:color="#000000" loext:opacity="100%" fo:font-weight="normal" officeooo:rsid="001df3f3" style:font-weight-asian="normal" style:font-weight-complex="normal"/>
    </style:style>
    <style:style style:name="T99" style:family="text">
      <style:text-properties fo:color="#000000" loext:opacity="100%" fo:font-weight="normal" officeooo:rsid="001feab0" style:font-weight-asian="normal" style:font-weight-complex="normal"/>
    </style:style>
    <style:style style:name="T100" style:family="text">
      <style:text-properties fo:color="#000000" loext:opacity="100%" fo:font-weight="normal" officeooo:rsid="002085a6" style:font-weight-asian="normal" style:font-weight-complex="normal"/>
    </style:style>
    <style:style style:name="T101" style:family="text">
      <style:text-properties fo:color="#000000" loext:opacity="100%" fo:font-weight="normal" officeooo:rsid="00248bdf" style:font-weight-asian="normal" style:font-weight-complex="normal"/>
    </style:style>
    <style:style style:name="T102" style:family="text">
      <style:text-properties officeooo:rsid="001737ff"/>
    </style:style>
    <style:style style:name="T103" style:family="text">
      <style:text-properties fo:color="#ff8000" loext:opacity="100%" style:font-name="JetBrains Mono" fo:font-size="10pt" fo:font-style="normal" fo:font-weight="normal" style:font-size-asian="10pt" style:font-style-asian="normal" style:font-weight-asian="normal"/>
    </style:style>
    <style:style style:name="T104" style:family="text">
      <style:text-properties fo:color="#ff8000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105" style:family="text">
      <style:text-properties fo:font-variant="normal" fo:text-transform="none" fo:color="#ff8000" loext:opacity="100%" style:font-name="JetBrains Mono" fo:font-size="10pt" fo:letter-spacing="normal" fo:font-style="normal" fo:font-weight="normal" officeooo:rsid="001737ff" style:font-size-asian="10pt" style:font-style-asian="normal" style:font-weight-asian="normal" style:font-weight-complex="normal"/>
    </style:style>
    <style:style style:name="T106" style:family="text">
      <style:text-properties fo:font-variant="normal" fo:text-transform="none" fo:color="#ff8000" loext:opacity="100%" style:font-name="JetBrains Mono" fo:font-size="10pt" fo:letter-spacing="normal" fo:font-style="normal" fo:font-weight="normal" style:font-size-asian="10pt" style:font-style-asian="normal" style:font-weight-asian="normal" style:font-weight-complex="normal"/>
    </style:style>
    <style:style style:name="T107" style:family="text">
      <style:text-properties fo:font-variant="normal" fo:text-transform="none" fo:color="#ff8000" loext:opacity="100%" style:font-name="JetBrains Mono" fo:font-size="10pt" fo:letter-spacing="normal" fo:font-style="normal" fo:font-weight="normal" officeooo:rsid="00192a30" style:font-size-asian="10pt" style:font-style-asian="normal" style:font-weight-asian="normal" style:font-weight-complex="normal"/>
    </style:style>
    <style:style style:name="T108" style:family="text">
      <style:text-properties fo:font-variant="normal" fo:text-transform="none" fo:color="#ff8000" loext:opacity="100%" style:font-name="JetBrains Mono" fo:font-size="10pt" fo:letter-spacing="normal" fo:font-style="normal" fo:font-weight="normal" officeooo:rsid="001b170e" style:font-size-asian="10pt" style:font-style-asian="normal" style:font-weight-asian="normal" style:font-weight-complex="normal"/>
    </style:style>
    <style:style style:name="T109" style:family="text">
      <style:text-properties fo:font-variant="normal" fo:text-transform="none" fo:color="#ff8000" loext:opacity="100%" style:font-name="JetBrains Mono" fo:font-size="10pt" fo:letter-spacing="normal" fo:font-style="normal" fo:font-weight="normal" officeooo:rsid="001b170e" style:font-size-asian="10pt" style:font-style-asian="normal" style:font-weight-asian="normal"/>
    </style:style>
    <style:style style:name="T110" style:family="text">
      <style:text-properties fo:font-variant="normal" fo:text-transform="none" fo:color="#6a8759" loext:opacity="100%" style:font-name="JetBrains Mono" fo:font-size="10pt" fo:letter-spacing="normal" fo:font-style="normal" fo:font-weight="normal" officeooo:rsid="001b170e" style:font-size-asian="10pt" style:font-style-asian="normal" style:font-weight-asian="normal" style:font-weight-complex="normal"/>
    </style:style>
    <style:style style:name="T111" style:family="text">
      <style:text-properties fo:font-variant="normal" fo:text-transform="none" fo:color="#6a8759" loext:opacity="100%" style:font-name="JetBrains Mono" fo:font-size="10pt" fo:letter-spacing="normal" fo:font-style="normal" fo:font-weight="normal" style:font-size-asian="10pt" style:font-style-asian="normal" style:font-weight-asian="normal"/>
    </style:style>
    <style:style style:name="T112" style:family="text">
      <style:text-properties fo:font-variant="normal" fo:text-transform="none" fo:color="#6a8759" loext:opacity="100%" style:font-name="JetBrains Mono" fo:font-size="10pt" fo:letter-spacing="normal" fo:font-style="normal" fo:font-weight="normal" officeooo:rsid="001bd9cf" style:font-size-asian="10pt" style:font-style-asian="normal" style:font-weight-asian="normal"/>
    </style:style>
    <style:style style:name="T113" style:family="text">
      <style:text-properties fo:font-variant="normal" fo:text-transform="none" fo:color="#000000" loext:opacity="100%" style:font-name="JetBrains Mono" fo:font-size="10pt" fo:letter-spacing="normal" fo:font-style="normal" fo:font-weight="bold" officeooo:rsid="001737ff" style:font-size-asian="10pt" style:font-style-asian="normal" style:font-weight-asian="bold" style:font-weight-complex="bold"/>
    </style:style>
    <style:style style:name="T114" style:family="text">
      <style:text-properties fo:font-variant="normal" fo:text-transform="none" fo:color="#000000" loext:opacity="100%" style:font-name="JetBrains Mono" fo:font-size="10pt" fo:letter-spacing="normal" fo:font-style="normal" fo:font-weight="normal" officeooo:rsid="001737ff" style:font-size-asian="10pt" style:font-style-asian="normal" style:font-weight-asian="normal" style:font-weight-complex="normal"/>
    </style:style>
    <style:style style:name="T115" style:family="text">
      <style:text-properties fo:font-variant="normal" fo:text-transform="none" fo:color="#000000" loext:opacity="100%" style:font-name="JetBrains Mono" fo:font-size="10pt" fo:letter-spacing="normal" fo:font-style="normal" fo:font-weight="normal" officeooo:rsid="00192a30" style:font-size-asian="10pt" style:font-style-asian="normal" style:font-weight-asian="normal" style:font-weight-complex="normal"/>
    </style:style>
    <style:style style:name="T116" style:family="text">
      <style:text-properties fo:font-variant="normal" fo:text-transform="none" fo:color="#000000" loext:opacity="100%" style:font-name="JetBrains Mono" fo:font-size="10pt" fo:letter-spacing="normal" fo:font-style="normal" fo:font-weight="normal" officeooo:rsid="001b170e" style:font-size-asian="10pt" style:font-style-asian="normal" style:font-weight-asian="normal" style:font-weight-complex="normal"/>
    </style:style>
    <style:style style:name="T117" style:family="text">
      <style:text-properties fo:color="#a31515" loext:opacity="100%"/>
    </style:style>
    <style:style style:name="T118" style:family="text">
      <style:text-properties fo:color="#098658" loext:opacity="100%"/>
    </style:style>
    <style:style style:name="T119" style:family="text">
      <style:text-properties fo:color="#0451a5" loext:opacity="100%"/>
    </style:style>
    <style:style style:name="T120" style:family="text">
      <style:text-properties fo:color="#0451a5" loext:opacity="100%" fo:font-weight="bold"/>
    </style:style>
    <style:style style:name="T121" style:family="text">
      <style:text-properties officeooo:rsid="00192a30"/>
    </style:style>
    <style:style style:name="T122" style:family="text">
      <style:text-properties officeooo:rsid="001bd9cf"/>
    </style:style>
    <style:style style:name="T123" style:family="text">
      <style:text-properties officeooo:rsid="001d9f0f"/>
    </style:style>
    <style:style style:name="T124" style:family="text">
      <style:text-properties officeooo:rsid="001df3f3"/>
    </style:style>
    <style:style style:name="T125" style:family="text">
      <style:text-properties officeooo:rsid="001feab0"/>
    </style:style>
    <style:style style:name="T126" style:family="text">
      <style:text-properties officeooo:rsid="002085a6"/>
    </style:style>
    <style:style style:name="T127" style:family="text">
      <style:text-properties officeooo:rsid="0022519d"/>
    </style:style>
    <style:style style:name="T128" style:family="text">
      <style:text-properties officeooo:rsid="0023320c"/>
    </style:style>
    <style:style style:name="T129" style:family="text">
      <style:text-properties fo:color="#111111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30" style:family="text">
      <style:text-properties officeooo:rsid="00248bdf"/>
    </style:style>
    <style:style style:name="T13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2" style:family="text">
      <style:text-properties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33" style:family="text">
      <style:text-properties style:font-name="JetBrains Mono" fo:font-size="10pt" fo:font-style="normal" style:font-size-asian="10pt" style:font-style-asian="normal"/>
    </style:style>
    <style:style style:name="T134" style:family="text">
      <style:text-properties officeooo:rsid="002599b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PI Documentation.</text:p>
      <text:p text:style-name="P1"/>
      <text:p text:style-name="P1"><text:span text:style-name="T56">API Name</text:span> – create account</text:p>
      <text:p text:style-name="P12"><text:span text:style-name="T57">URL</text:span><text:span text:style-name="T1"> – </text:span><text:span text:style-name="T103">nutrition/api/create_user/ </text:span></text:p>
      <text:p text:style-name="P1"><text:span text:style-name="T56">Request Param </text:span>– </text:p>
      <text:p text:style-name="P1"><text:tab/><text:tab/>first_name – string type, last_name – string type, email – email type, password, </text:p>
      <text:p text:style-name="P1"><text:tab/><text:tab/>account_create_by, role_type</text:p>
      <text:p text:style-name="P1"><text:s/>Note -</text:p>
      <text:p text:style-name="P1"><text:span text:style-name="T56">account_create_by -</text:span> field has regular, manager or admin. [means who is create your account]</text:p>
      <text:p text:style-name="P1"><text:span text:style-name="T56">role_type -</text:span> field has regular, manager or admin [ what is the role of you account.] </text:p>
      <text:p text:style-name="P13">Response – </text:p>
      <text:p text:style-name="P13"><text:span text:style-name="T62"><text:tab/>Sucess response</text:span> <text:s/>- </text:p>
      <text:p text:style-name="P12"><text:span text:style-name="T16"><text:tab/><text:tab/></text:span><text:span text:style-name="T15">{</text:span><text:line-break/><text:span text:style-name="T15"> <text:s text:c="3"/><text:tab/><text:tab/><text:tab/></text:span><text:span text:style-name="T2">"status_code"</text:span><text:span text:style-name="T15">: </text:span><text:span text:style-name="T24">201</text:span><text:span text:style-name="T66">,</text:span><text:line-break/><text:span text:style-name="T66"> <text:s text:c="3"/><text:tab/><text:tab/><text:tab/></text:span><text:span text:style-name="T2">"message"</text:span><text:span text:style-name="T15">: </text:span><text:span text:style-name="T2">"Account created successfully."</text:span><text:line-break/><text:tab/><text:tab/><text:span text:style-name="T15">}</text:span></text:p>
      <text:p text:style-name="P13"><text:span text:style-name="T15"><text:tab/></text:span><text:span text:style-name="T77">Faliure Response</text:span><text:span text:style-name="T25"> </text:span><text:span text:style-name="T33">- </text:span></text:p>
      <text:p text:style-name="P13"><text:span text:style-name="T33"><text:tab/><text:tab/>1. account already available.</text:span></text:p>
      <text:p text:style-name="P26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2">"User already exists please try with different email."</text:span><text:span text:style-name="T71"><text:line-break/><text:tab/><text:tab/></text:span><text:span text:style-name="T16">}</text:span></text:p>
      <text:p text:style-name="P14"><text:span text:style-name="T33"><text:tab/><text:tab/></text:span></text:p>
      <text:p text:style-name="P14"><text:span text:style-name="T33"><text:tab/><text:tab/></text:span><text:span text:style-name="T34">2</text:span><text:span text:style-name="T33">. </text:span><text:span text:style-name="T34">role_type and account created by permission issue.</text:span><text:span text:style-name="T33">.</text:span></text:p>
      <text:p text:style-name="P26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Can not create account please check role and created by user field."</text:span></text:p>
      <text:p text:style-name="P26"><text:span text:style-name="T71"><text:line-break/><text:tab/><text:tab/></text:span><text:span text:style-name="T16">}</text:span></text:p>
      <text:p text:style-name="P26"><text:span text:style-name="T16"><text:tab/><text:tab/></text:span></text:p>
      <text:p text:style-name="P26"><text:span text:style-name="T16"><text:tab/><text:tab/></text:span><text:span text:style-name="T37">3</text:span><text:span text:style-name="T36">. </text:span><text:span text:style-name="T37">account created by field required</text:span><text:span text:style-name="T36">.</text:span></text:p>
      <text:p text:style-name="P26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Please provide account, creating user type."</text:span></text:p>
      <text:p text:style-name="P26"><text:span text:style-name="T71"><text:line-break/><text:tab/><text:tab/></text:span><text:span text:style-name="T16">}</text:span></text:p>
      <text:p text:style-name="P26"><text:span text:style-name="T16"/></text:p>
      <text:p text:style-name="P26"><text:span text:style-name="T16"><text:tab/><text:tab/></text:span><text:span text:style-name="T37">4</text:span><text:span text:style-name="T36">. </text:span><text:span text:style-name="T37">First Name required</text:span><text:span text:style-name="T36">.</text:span></text:p>
      <text:p text:style-name="P26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First name required."</text:span></text:p>
      <text:p text:style-name="P26"><text:span text:style-name="T71"><text:line-break/><text:tab/><text:tab/></text:span><text:span text:style-name="T16">}</text:span></text:p>
      <text:p text:style-name="P26"><text:span text:style-name="T16"/></text:p>
      <text:p text:style-name="P26"><text:span text:style-name="T16"><text:tab/><text:tab/></text:span><text:span text:style-name="T37">5</text:span><text:span text:style-name="T36">. </text:span><text:span text:style-name="T37">Last Name required</text:span><text:span text:style-name="T36">.</text:span></text:p>
      <text:p text:style-name="P26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</text:span><text:span text:style-name="T4">Last</text:span><text:span text:style-name="T3"> name required."</text:span></text:p>
      <text:p text:style-name="P26"><text:span text:style-name="T71"><text:line-break/><text:tab/><text:tab/></text:span><text:span text:style-name="T16">}</text:span></text:p>
      <text:p text:style-name="P26"><text:span text:style-name="T16"/></text:p>
      <text:p text:style-name="P26"><text:span text:style-name="T16"><text:tab/><text:tab/></text:span><text:span text:style-name="T37">6</text:span><text:span text:style-name="T36">. </text:span><text:span text:style-name="T37">Email required</text:span><text:span text:style-name="T36">.</text:span></text:p>
      <text:p text:style-name="P26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Email required."</text:span></text:p>
      <text:p text:style-name="P26"><text:span text:style-name="T3"/></text:p>
      <text:p text:style-name="P26"><text:span text:style-name="T71"><text:line-break/><text:tab/><text:tab/></text:span><text:span text:style-name="T16">}</text:span></text:p>
      <text:p text:style-name="P26"><text:soft-page-break/><text:span text:style-name="T16"/></text:p>
      <text:p text:style-name="P26"><text:span text:style-name="T16"><text:tab/><text:tab/></text:span><text:span text:style-name="T37">7</text:span><text:span text:style-name="T36">. </text:span><text:span text:style-name="T37">Password required</text:span><text:span text:style-name="T36">.</text:span></text:p>
      <text:p text:style-name="P26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</text:span><text:span text:style-name="T4">Password</text:span><text:span text:style-name="T3"> required."</text:span></text:p>
      <text:p text:style-name="P26"><text:span text:style-name="T3"/></text:p>
      <text:p text:style-name="P26"><text:span text:style-name="T71"><text:line-break/><text:tab/><text:tab/></text:span><text:span text:style-name="T16">}</text:span></text:p>
      <text:p text:style-name="P26"><text:span text:style-name="T16"/></text:p>
      <text:p text:style-name="P26"><text:span text:style-name="T16"><text:tab/><text:tab/></text:span><text:span text:style-name="T42">9</text:span><text:span text:style-name="T41">. </text:span><text:span text:style-name="T40">Role type<text:tab/> required</text:span><text:span text:style-name="T41">.</text:span></text:p>
      <text:p text:style-name="P27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User role required."</text:span><text:span text:style-name="T71"><text:line-break/><text:tab/><text:tab/></text:span><text:span text:style-name="T16">}</text:span></text:p>
      <text:p text:style-name="P26"><text:span text:style-name="T40"><text:tab/><text:tab/></text:span></text:p>
      <text:p text:style-name="P26"><text:span text:style-name="T40"><text:tab/><text:tab/></text:span><text:span text:style-name="T42">10</text:span><text:span text:style-name="T41">. </text:span><text:span text:style-name="T40">Password Length</text:span><text:span text:style-name="T41">.</text:span></text:p>
      <text:p text:style-name="P26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3">"Password length must be grater than 8 Character."</text:span></text:p>
      <text:p text:style-name="P26"><text:span text:style-name="T74"><text:line-break/><text:tab/><text:tab/></text:span><text:span text:style-name="T49">}</text:span></text:p>
      <text:p text:style-name="P26"><text:span text:style-name="T49"/></text:p>
      <text:p text:style-name="P26"><text:span text:style-name="T49"><text:tab/><text:tab/></text:span><text:span text:style-name="T42">11</text:span><text:span text:style-name="T41">. </text:span><text:span text:style-name="T40">First name Length</text:span><text:span text:style-name="T41">.</text:span></text:p>
      <text:p text:style-name="P26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First name length must be greater than 2 Character."</text:span></text:p>
      <text:p text:style-name="P26"><text:span text:style-name="T11"/></text:p>
      <text:p text:style-name="P26"><text:span text:style-name="T74"><text:line-break/><text:tab/><text:tab/></text:span><text:span text:style-name="T49">}</text:span></text:p>
      <text:p text:style-name="P26"><text:span text:style-name="T49"><text:tab/><text:tab/></text:span></text:p>
      <text:p text:style-name="P26"><text:span text:style-name="T49"><text:tab/><text:tab/></text:span><text:span text:style-name="T42">12</text:span><text:span text:style-name="T41">. </text:span><text:span text:style-name="T40">Last name Length</text:span><text:span text:style-name="T41">.</text:span></text:p>
      <text:p text:style-name="P26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</text:span><text:span text:style-name="T12">Last</text:span><text:span text:style-name="T11"> name length must be greater than 2 Character."</text:span></text:p>
      <text:p text:style-name="P26"><text:span text:style-name="T11"/></text:p>
      <text:p text:style-name="P26"><text:span text:style-name="T74"><text:line-break/><text:tab/><text:tab/></text:span><text:span text:style-name="T49">}</text:span></text:p>
      <text:p text:style-name="P26"><text:span text:style-name="T49"/></text:p>
      <text:p text:style-name="P26"><text:span text:style-name="T49"><text:tab/><text:tab/></text:span><text:span text:style-name="T42">13</text:span><text:span text:style-name="T41">. </text:span><text:span text:style-name="T42">Email validation</text:span><text:span text:style-name="T41">.</text:span></text:p>
      <text:p text:style-name="P26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Invalid email."</text:span></text:p>
      <text:p text:style-name="P26"><text:span text:style-name="T74"><text:line-break/><text:tab/><text:tab/></text:span><text:span text:style-name="T49">}</text:span></text:p>
      <text:p text:style-name="P26"><text:span text:style-name="T49"/></text:p>
      <text:p text:style-name="P26"><text:span text:style-name="T49">___________________________________________________________________________________</text:span></text:p>
      <text:p text:style-name="P26"><text:span text:style-name="T49"/></text:p>
      <text:p text:style-name="P5"><text:span text:style-name="T56">API Name</text:span> – <text:span text:style-name="T122">login</text:span> account</text:p>
      <text:p text:style-name="P38"><text:span text:style-name="T57">URL</text:span><text:span text:style-name="T1"> – </text:span><text:span text:style-name="T103">nutrition/api/</text:span><text:span text:style-name="T104">login</text:span><text:span text:style-name="T103">/ </text:span></text:p>
      <text:p text:style-name="P51"><text:span text:style-name="T133">Method type <text:s/>- </text:span><text:span text:style-name="T132">post</text:span></text:p>
      <text:p text:style-name="P5"><text:span text:style-name="T56">Request Param </text:span>– </text:p>
      <text:p text:style-name="P5"><text:tab/><text:tab/><text:span text:style-name="T122">e</text:span>mail – email type, </text:p>
      <text:p text:style-name="P5"><text:tab/><text:tab/>password - <text:span text:style-name="T122">alphaumaric</text:span>, </text:p>
      <text:p text:style-name="P18">Response – </text:p>
      <text:p text:style-name="P18"><text:span text:style-name="T62"><text:tab/>Sucess response</text:span> <text:s/>- </text:p>
      <text:p text:style-name="P38"><text:span text:style-name="T16"><text:tab/><text:tab/></text:span><text:span text:style-name="T15">{</text:span><text:line-break/><text:span text:style-name="T15"> <text:s text:c="3"/><text:tab/><text:tab/><text:tab/></text:span><text:span text:style-name="T2">"status_code"</text:span><text:span text:style-name="T15">: </text:span><text:span text:style-name="T24">20</text:span><text:span text:style-name="T27">0</text:span><text:span text:style-name="T66">,</text:span><text:line-break/><text:span text:style-name="T66"> <text:s text:c="3"/><text:tab/><text:tab/><text:tab/></text:span><text:span text:style-name="T2">"message"</text:span><text:span text:style-name="T15">: </text:span><text:span text:style-name="T2">"Login Successfully."</text:span></text:p>
      <text:p text:style-name="P38"><text:span text:style-name="T2"><text:tab/><text:tab/><text:tab/>“authentication_toke”: “</text:span><text:span text:style-name="T111">f1144f1e0773ac73b298d990226a17f1b104</text:span><text:span text:style-name="T112">dd</text:span><text:span text:style-name="T2">”</text:span><text:line-break/><text:tab/><text:tab/><text:span text:style-name="T15">}</text:span></text:p>
      <text:p text:style-name="P38"><text:span text:style-name="T16"><text:tab/></text:span><text:span text:style-name="T78">Faliure Response</text:span><text:span text:style-name="T26"> </text:span><text:span text:style-name="T36">-</text:span></text:p>
      <text:p text:style-name="P38"><text:soft-page-break/><text:span text:style-name="T16"><text:tab/><text:tab/></text:span><text:span text:style-name="T37">6</text:span><text:span text:style-name="T36">. </text:span><text:span text:style-name="T37">Email required</text:span><text:span text:style-name="T36">.</text:span></text:p>
      <text:p text:style-name="P38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Email required."</text:span></text:p>
      <text:p text:style-name="P38"><text:span text:style-name="T3"/></text:p>
      <text:p text:style-name="P38"><text:span text:style-name="T71"><text:line-break/><text:tab/><text:tab/></text:span><text:span text:style-name="T16">}</text:span></text:p>
      <text:p text:style-name="P38"><text:span text:style-name="T16"/></text:p>
      <text:p text:style-name="P38"><text:span text:style-name="T16"><text:tab/><text:tab/></text:span><text:span text:style-name="T37">7</text:span><text:span text:style-name="T36">. </text:span><text:span text:style-name="T37">Password required</text:span><text:span text:style-name="T36">.</text:span></text:p>
      <text:p text:style-name="P38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</text:span><text:span text:style-name="T4">Password</text:span><text:span text:style-name="T3"> required."</text:span></text:p>
      <text:p text:style-name="P38"><text:span text:style-name="T3"/></text:p>
      <text:p text:style-name="P38"><text:span text:style-name="T71"><text:line-break/><text:tab/><text:tab/></text:span><text:span text:style-name="T16">}</text:span></text:p>
      <text:p text:style-name="P38"><text:span text:style-name="T40"><text:tab/><text:tab/></text:span></text:p>
      <text:p text:style-name="P38"><text:span text:style-name="T40"><text:tab/><text:tab/></text:span><text:span text:style-name="T42">10</text:span><text:span text:style-name="T41">. </text:span><text:span text:style-name="T40">Password Length</text:span><text:span text:style-name="T41">.</text:span></text:p>
      <text:p text:style-name="P38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3">"Password length must be grater than 8 Character."</text:span></text:p>
      <text:p text:style-name="P38"><text:span text:style-name="T74"><text:line-break/><text:tab/><text:tab/></text:span><text:span text:style-name="T49">}</text:span></text:p>
      <text:p text:style-name="P38"><text:span text:style-name="T49"/></text:p>
      <text:p text:style-name="P38"><text:span text:style-name="T49"><text:tab/><text:tab/></text:span><text:span text:style-name="T42">13</text:span><text:span text:style-name="T41">. </text:span><text:span text:style-name="T42">Email validation</text:span><text:span text:style-name="T41">.</text:span></text:p>
      <text:p text:style-name="P38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Invalid email."</text:span></text:p>
      <text:p text:style-name="P5"><text:span text:style-name="T75"><text:line-break/><text:tab/><text:tab/></text:span><text:span text:style-name="T52">}</text:span></text:p>
      <text:p text:style-name="P2"><text:span text:style-name="T56">____________________________________________________________________</text:span></text:p>
      <text:p text:style-name="P2"><text:span text:style-name="T56"/></text:p>
      <text:p text:style-name="P2"><text:span text:style-name="T56">API Name</text:span> – <text:span text:style-name="T102">get user information. <text:s/>With pagination and filtering.</text:span></text:p>
      <text:p text:style-name="P50">Method type = get</text:p>
      <text:p text:style-name="P28"><text:span text:style-name="T57">URL</text:span><text:span text:style-name="T1"> – </text:span><text:span text:style-name="T103">nutrition/api/get_user_info/ </text:span></text:p>
      <text:p text:style-name="P29"><text:span text:style-name="T72">Filter by</text:span><text:span text:style-name="T2"> – </text:span><text:span text:style-name="T76">role_type (regular, manager or admin), id, first name, last name and email.</text:span></text:p>
      <text:p text:style-name="P2"><text:span text:style-name="T56">Request Param </text:span>– </text:p>
      <text:p text:style-name="P2"><text:tab/><text:tab/><text:span text:style-name="T121">Authorization token need to provide to call api.</text:span></text:p>
      <text:p text:style-name="P2"><text:tab/><text:tab/><text:span text:style-name="T121">Key – Authorization</text:span></text:p>
      <text:p text:style-name="P2"><text:tab/><text:tab/><text:span text:style-name="T121">value – token asfasdfasdfasdfwaeradgadsfg</text:span></text:p>
      <text:p text:style-name="P2"><text:s/><text:span text:style-name="T87">Note - <text:s/></text:span></text:p>
      <text:p text:style-name="P2"><text:span text:style-name="T87"><text:tab/></text:span><text:span text:style-name="T88">1. </text:span><text:span text:style-name="T94">Authorization value or token you will get from after login.</text:span></text:p>
      <text:p text:style-name="P2"><text:span text:style-name="T87"><text:tab/></text:span><text:span text:style-name="T88">2</text:span><text:span text:style-name="T87">. </text:span><text:span text:style-name="T93">T</text:span><text:span text:style-name="T101">o</text:span><text:span text:style-name="T93"> get all user info (regular, manager or admin)</text:span></text:p>
      <text:p text:style-name="P28"><text:span text:style-name="T93"><text:tab/>API URL - </text:span><text:span text:style-name="T105">/nutrition/api/get_user_info/?role_type=” “</text:span></text:p>
      <text:p text:style-name="P28"><text:span text:style-name="T105"><text:tab/></text:span></text:p>
      <text:p text:style-name="P28"><text:span text:style-name="T105"><text:tab/></text:span><text:span text:style-name="T115">3</text:span><text:span text:style-name="T113">. </text:span><text:span text:style-name="T114">To get user information using or filter using – id, first name, last name and email.</text:span></text:p>
      <text:p text:style-name="P28"><text:span text:style-name="T114"><text:tab/>API URL - </text:span></text:p>
      <text:list xml:id="list3176163737" text:style-name="L1">
        <text:list-item>
          <text:p text:style-name="P31"><text:span text:style-name="T105">/nutrition/api/get_user_info/?id=</text:span></text:p>
        </text:list-item>
        <text:list-item>
          <text:p text:style-name="P31"><text:span text:style-name="T105">/nutrition/api/get_user_info/?first_name=</text:span></text:p>
        </text:list-item>
        <text:list-item>
          <text:p text:style-name="P31"><text:span text:style-name="T105">/nutrition/api/get_user_info/?last_name=</text:span></text:p>
        </text:list-item>
        <text:list-item>
          <text:p text:style-name="P31"><text:span text:style-name="T105">/nutrition/api/get_user_info/?email=</text:span></text:p>
        </text:list-item>
      </text:list>
      <text:p text:style-name="P15"/>
      <text:p text:style-name="P15">Response – </text:p>
      <text:p text:style-name="P15"><text:span text:style-name="T62"><text:tab/>S</text:span>ucess response <text:s/>- <text:span text:style-name="T63">All api url response is same.</text:span></text:p>
      <text:p text:style-name="P17"><text:span text:style-name="T63"><text:tab/></text:span><text:span text:style-name="T64">Request URL - </text:span><text:span text:style-name="T105">/nutrition/api/get_user_info/?first_name=</text:span><text:span text:style-name="T108">ram</text:span></text:p>
      <text:p text:style-name="P28"><text:span text:style-name="T16"><text:tab/><text:tab/></text:span><text:span text:style-name="T28">{</text:span></text:p>
      <text:p text:style-name="P32"><text:span text:style-name="T117"><text:tab/><text:tab/><text:tab/>"count"</text:span>: <text:span text:style-name="T118">1</text:span>,</text:p>
      <text:p text:style-name="P32"><text:span text:style-name="T117"><text:tab/><text:tab/><text:tab/>"next"</text:span>: <text:span text:style-name="T120">null</text:span>,</text:p>
      <text:p text:style-name="P32"><text:span text:style-name="T117"><text:tab/><text:tab/><text:tab/>"previous"</text:span>: <text:span text:style-name="T120">null</text:span>,</text:p>
      <text:p text:style-name="P32"><text:soft-page-break/><text:span text:style-name="T117"><text:tab/><text:tab/><text:tab/>"results"</text:span>: {</text:p>
      <text:p text:style-name="P32"><text:span text:style-name="T117"><text:tab/><text:tab/><text:tab/><text:tab/><text:tab/>"res"</text:span>: <text:span text:style-name="T119">"success"</text:span>,</text:p>
      <text:p text:style-name="P32"><text:span text:style-name="T117"><text:tab/><text:tab/><text:tab/><text:tab/><text:tab/>"msg"</text:span>: [</text:p>
      <text:p text:style-name="P32"><text:tab/><text:tab/><text:tab/><text:tab/><text:tab/><text:tab/> <text:s text:c="4"/>{</text:p>
      <text:p text:style-name="P32"><text:span text:style-name="T117"><text:tab/><text:tab/><text:tab/><text:tab/><text:tab/><text:tab/><text:tab/>"id"</text:span>: <text:span text:style-name="T118">1</text:span>,</text:p>
      <text:p text:style-name="P32"><text:span text:style-name="T117"><text:tab/><text:tab/><text:tab/><text:tab/><text:tab/><text:tab/><text:tab/>"first_name"</text:span>: <text:span text:style-name="T119">"ram"</text:span>,</text:p>
      <text:p text:style-name="P32"><text:span text:style-name="T117"><text:tab/><text:tab/><text:tab/><text:tab/><text:tab/><text:tab/><text:tab/>"last_name"</text:span>: <text:span text:style-name="T119">"one"</text:span>,</text:p>
      <text:p text:style-name="P33"><text:span text:style-name="T117"><text:tab/><text:tab/><text:tab/><text:tab/><text:tab/><text:tab/> <text:s text:c="8"/>“email"</text:span>: <text:span text:style-name="T119">"normaluser@gmail.com"</text:span>, <text:s text:c="23"/><text:tab/><text:span text:style-name="T121"><text:tab/><text:tab/><text:tab/><text:tab/><text:tab/><text:tab/>“r</text:span><text:span text:style-name="T117">ole_type"</text:span>: <text:span text:style-name="T119">"regular"</text:span></text:p>
      <text:p text:style-name="P32"><text:tab/><text:tab/><text:tab/><text:tab/><text:tab/><text:tab/> <text:s text:c="4"/>}</text:p>
      <text:p text:style-name="P32"><text:tab/><text:tab/><text:tab/><text:tab/><text:tab/>]</text:p>
      <text:p text:style-name="P32"><text:tab/><text:tab/><text:tab/>}</text:p>
      <text:p text:style-name="P32"><text:tab/><text:tab/>}</text:p>
      <text:p text:style-name="P28"/>
      <text:p text:style-name="P15"><text:span text:style-name="T15"><text:tab/></text:span><text:span text:style-name="T70">Faliure Response</text:span><text:span text:style-name="T33"> - </text:span></text:p>
      <text:p text:style-name="P15"><text:span text:style-name="T33"><text:tab/><text:tab/>1. </text:span><text:span text:style-name="T35">Data not found.</text:span></text:p>
      <text:p text:style-name="P34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1">404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Data not available."</text:span><text:span text:style-name="T74"><text:line-break/><text:tab/><text:tab/></text:span><text:span text:style-name="T49">}</text:span></text:p>
      <text:p text:style-name="P38"><text:span text:style-name="T49">___________________________________________________________________________________________</text:span></text:p>
      <text:p text:style-name="P38"><text:span text:style-name="T49"/></text:p>
      <text:p text:style-name="P5"><text:span text:style-name="T56">API Name</text:span> – <text:span text:style-name="T122">Update</text:span><text:span text:style-name="T102"> </text:span><text:span text:style-name="T130">user</text:span><text:span text:style-name="T123"> self</text:span><text:span text:style-name="T102"> information. </text:span></text:p>
      <text:p text:style-name="P50">Method type = put</text:p>
      <text:p text:style-name="P38"><text:span text:style-name="T57">URL</text:span><text:span text:style-name="T1"> – /</text:span><text:span text:style-name="T103">nutrition/api/user_info/ </text:span></text:p>
      <text:p text:style-name="P5"><text:span text:style-name="T56">Request Param </text:span>– </text:p>
      <text:p text:style-name="P5"><text:tab/><text:tab/><text:span text:style-name="T121">Authorization token need to provide to call api.</text:span></text:p>
      <text:p text:style-name="P5"><text:tab/><text:tab/><text:span text:style-name="T121">Key – Authorization</text:span></text:p>
      <text:p text:style-name="P5"><text:tab/><text:tab/><text:span text:style-name="T121">value – token asfasdfasdfasdfwaeradgadsfg</text:span></text:p>
      <text:p text:style-name="P5"><text:tab/><text:tab/></text:p>
      <text:p text:style-name="P5"><text:tab/><text:tab/><text:span text:style-name="T122">To update the first name, last name and password - </text:span></text:p>
      <text:p text:style-name="P5"><text:tab/><text:tab/><text:span text:style-name="T122">fields -</text:span></text:p>
      <text:p text:style-name="P5"><text:tab/><text:tab/><text:tab/><text:span text:style-name="T122">first_name = String type.</text:span></text:p>
      <text:p text:style-name="P5"><text:tab/><text:tab/><text:tab/><text:span text:style-name="T122">last_name = String type.</text:span></text:p>
      <text:p text:style-name="P5"><text:tab/><text:tab/><text:tab/><text:span text:style-name="T122">password = <text:s/>alphanumeric.</text:span></text:p>
      <text:p text:style-name="P5"><text:tab/><text:tab/><text:span text:style-name="T122">user_type = </text:span><text:span text:style-name="T123">String type.</text:span><text:span text:style-name="T122">(regular, manager or admin) </text:span><text:span text:style-name="T59">Required field</text:span></text:p>
      <text:p text:style-name="P5"><text:span text:style-name="T59"><text:tab/><text:tab/></text:span><text:span text:style-name="T65">user_id = Integer type. <text:s/></text:span><text:span text:style-name="T59">Optional field</text:span></text:p>
      <text:p text:style-name="P5"><text:s/><text:span text:style-name="T87">Note - <text:s/></text:span></text:p>
      <text:p text:style-name="P5"><text:span text:style-name="T87"><text:tab/></text:span><text:span text:style-name="T88">1. </text:span><text:span text:style-name="T94">Authorization value or token you will get from after login.</text:span></text:p>
      <text:p text:style-name="P5"><text:span text:style-name="T87"><text:tab/></text:span><text:span text:style-name="T88">2</text:span><text:span text:style-name="T87">. </text:span><text:span text:style-name="T96">You can update first name, last name and password.<text:tab/></text:span></text:p>
      <text:p text:style-name="P5"><text:span text:style-name="T96"><text:tab/></text:span><text:span text:style-name="T90">3. </text:span><text:span text:style-name="T97">If </text:span><text:span text:style-name="T90">manager</text:span><text:span text:style-name="T97"> </text:span><text:span text:style-name="T90">user</text:span><text:span text:style-name="T97"> want to change </text:span><text:span text:style-name="T90">regular user</text:span><text:span text:style-name="T97"> information, need to pass </text:span><text:span text:style-name="T90">user_id</text:span><text:span text:style-name="T97">.</text:span></text:p>
      <text:p text:style-name="P6"><text:span text:style-name="T97"><text:tab/></text:span><text:span text:style-name="T90">4.</text:span><text:span text:style-name="T97"> </text:span><text:span text:style-name="T90">admin</text:span><text:span text:style-name="T97"> </text:span><text:span text:style-name="T90">user</text:span><text:span text:style-name="T97"> want to change </text:span><text:span text:style-name="T90">regular and manager user</text:span><text:span text:style-name="T97"> information, need to pass </text:span><text:span text:style-name="T90">user_id</text:span><text:span text:style-name="T97">.</text:span></text:p>
      <text:p text:style-name="P38"><text:span text:style-name="T105"/></text:p>
      <text:p text:style-name="P18"/>
      <text:p text:style-name="P18">Response – </text:p>
      <text:p text:style-name="P18"><text:span text:style-name="T62"><text:tab/>S</text:span>ucess response <text:s/>- <text:span text:style-name="T63">All api url response is same.</text:span></text:p>
      <text:p text:style-name="P19"><text:span text:style-name="T63"><text:tab/></text:span><text:span text:style-name="T64">Request URL - </text:span><text:span text:style-name="T106">/</text:span><text:span text:style-name="T108">nutrition/api/user_info/ </text:span></text:p>
      <text:p text:style-name="P40"><text:span text:style-name="T16"><text:tab/><text:tab/></text:span><text:span text:style-name="T18">1. first name updated</text:span></text:p>
      <text:p text:style-name="P40"><text:span text:style-name="T28"><text:tab/><text:tab/>{</text:span><text:line-break/><text:span text:style-name="T15"> <text:s text:c="3"/><text:tab/><text:tab/><text:tab/></text:span><text:span text:style-name="T2">"status_code"</text:span><text:span text:style-name="T15">: status.HTTP_200_OK</text:span><text:span text:style-name="T66">,</text:span><text:line-break/><text:span text:style-name="T66"> <text:s text:c="3"/><text:tab/><text:tab/><text:tab/></text:span><text:span text:style-name="T2">"message"</text:span><text:span text:style-name="T15">: </text:span><text:span text:style-name="T2">"First name update successfully."</text:span><text:line-break/><text:tab/><text:tab/><text:span text:style-name="T15">}</text:span></text:p>
      <text:p text:style-name="P40"><text:span text:style-name="T28"><text:tab/><text:tab/></text:span><text:span text:style-name="T29">2. last name updated.</text:span></text:p>
      <text:p text:style-name="P40"><text:soft-page-break/><text:span text:style-name="T28"><text:tab/><text:tab/>{</text:span><text:span text:style-name="T15"><text:line-break/> <text:s text:c="3"/><text:tab/><text:tab/><text:tab/></text:span><text:span text:style-name="T2">"status_code"</text:span><text:span text:style-name="T15">: status.HTTP_200_OK</text:span><text:span text:style-name="T66">,</text:span><text:span text:style-name="T15"><text:line-break/></text:span><text:span text:style-name="T66"> <text:s text:c="3"/><text:tab/><text:tab/><text:tab/></text:span><text:span text:style-name="T2">"message"</text:span><text:span text:style-name="T15">: </text:span><text:span text:style-name="T2">"</text:span><text:span text:style-name="T5">Last</text:span><text:span text:style-name="T2"> name update successfully."</text:span><text:span text:style-name="T15"><text:line-break/><text:tab/><text:tab/>}</text:span></text:p>
      <text:p text:style-name="P40"><text:span text:style-name="T28"/></text:p>
      <text:p text:style-name="P40"><text:span text:style-name="T28"><text:tab/><text:tab/></text:span><text:span text:style-name="T29">3. password update.</text:span></text:p>
      <text:p text:style-name="P40"><text:span text:style-name="T28"><text:tab/><text:tab/>{<text:line-break/> <text:s text:c="3"/><text:tab/><text:tab/><text:tab/></text:span><text:span text:style-name="T7">"status_code"</text:span><text:span text:style-name="T28">: status.HTTP_200_OK</text:span><text:span text:style-name="T68">,</text:span><text:span text:style-name="T28"><text:line-break/></text:span><text:span text:style-name="T68"> <text:s text:c="2"/><text:tab/><text:tab/><text:tab/> </text:span><text:span text:style-name="T7">"message"</text:span><text:span text:style-name="T28">: </text:span><text:span text:style-name="T7">"</text:span><text:span text:style-name="T8">password</text:span><text:span text:style-name="T7"> name update successfully."</text:span><text:span text:style-name="T28"><text:line-break/><text:tab/><text:tab/>}</text:span></text:p>
      <text:p text:style-name="P38"/>
      <text:p text:style-name="P38"><text:span text:style-name="T16"><text:tab/></text:span><text:span text:style-name="T71">Faliure Response</text:span><text:span text:style-name="T36"> - </text:span></text:p>
      <text:p text:style-name="P39"><text:span text:style-name="T16"><text:tab/><text:tab/></text:span><text:span text:style-name="T38">1</text:span><text:span text:style-name="T36">. </text:span><text:span text:style-name="T37">First Name required</text:span><text:span text:style-name="T36">.</text:span></text:p>
      <text:p text:style-name="P39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First name required."</text:span></text:p>
      <text:p text:style-name="P39"><text:span text:style-name="T71"><text:line-break/><text:tab/><text:tab/></text:span><text:span text:style-name="T16">}</text:span></text:p>
      <text:p text:style-name="P39"><text:span text:style-name="T16"/></text:p>
      <text:p text:style-name="P39"><text:span text:style-name="T16"><text:tab/><text:tab/></text:span><text:span text:style-name="T38">2</text:span><text:span text:style-name="T36">. </text:span><text:span text:style-name="T37">Last Name required</text:span><text:span text:style-name="T36">.</text:span></text:p>
      <text:p text:style-name="P39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</text:span><text:span text:style-name="T4">Last</text:span><text:span text:style-name="T3"> name required."</text:span></text:p>
      <text:p text:style-name="P39"><text:span text:style-name="T71"><text:line-break/><text:tab/><text:tab/></text:span><text:span text:style-name="T16">}</text:span></text:p>
      <text:p text:style-name="P39"><text:span text:style-name="T16"/></text:p>
      <text:p text:style-name="P39"><text:span text:style-name="T16"><text:tab/><text:tab/></text:span><text:span text:style-name="T38">3</text:span><text:span text:style-name="T36">. </text:span><text:span text:style-name="T37">Password required</text:span><text:span text:style-name="T36">.</text:span></text:p>
      <text:p text:style-name="P39"><text:span text:style-name="T71"><text:tab/><text:tab/></text:span><text:span text:style-name="T16">{</text:span><text:span text:style-name="T71"><text:line-break/></text:span><text:span text:style-name="T16"> <text:s text:c="3"/><text:tab/><text:tab/><text:tab/></text:span><text:span text:style-name="T3">"status_code"</text:span><text:span text:style-name="T16">: </text:span><text:span text:style-name="T17">400</text:span><text:span text:style-name="T67">,</text:span><text:span text:style-name="T71"><text:line-break/></text:span><text:span text:style-name="T67"> <text:s text:c="3"/><text:tab/><text:tab/><text:tab/></text:span><text:span text:style-name="T3">"message"</text:span><text:span text:style-name="T16">: </text:span><text:span text:style-name="T3">"</text:span><text:span text:style-name="T4">Password</text:span><text:span text:style-name="T3"> required."</text:span></text:p>
      <text:p text:style-name="P39"><text:span text:style-name="T3"/></text:p>
      <text:p text:style-name="P39"><text:span text:style-name="T71"><text:line-break/><text:tab/><text:tab/></text:span><text:span text:style-name="T16">}</text:span></text:p>
      <text:p text:style-name="P39"><text:span text:style-name="T16"/></text:p>
      <text:p text:style-name="P39"><text:span text:style-name="T16"><text:tab/><text:tab/></text:span><text:span text:style-name="T43">4</text:span><text:span text:style-name="T41">. </text:span><text:span text:style-name="T43">user</text:span><text:span text:style-name="T40"> type<text:tab/> required</text:span><text:span text:style-name="T41">.</text:span></text:p>
      <text:p text:style-name="P40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3">"User type required."</text:span></text:p>
      <text:p text:style-name="P40"><text:span text:style-name="T74"><text:line-break/><text:tab/><text:tab/></text:span><text:span text:style-name="T49">}</text:span></text:p>
      <text:p text:style-name="P39"><text:span text:style-name="T40"><text:tab/><text:tab/></text:span></text:p>
      <text:p text:style-name="P39"><text:span text:style-name="T40"><text:tab/><text:tab/></text:span><text:span text:style-name="T43">5</text:span><text:span text:style-name="T41">. </text:span><text:span text:style-name="T40">Password Length</text:span><text:span text:style-name="T41">.</text:span></text:p>
      <text:p text:style-name="P39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3">"Password length must be grater than 8 Character."</text:span></text:p>
      <text:p text:style-name="P39"><text:span text:style-name="T74"><text:line-break/><text:tab/><text:tab/></text:span><text:span text:style-name="T49">}</text:span></text:p>
      <text:p text:style-name="P39"><text:span text:style-name="T49"/></text:p>
      <text:p text:style-name="P39"><text:span text:style-name="T49"><text:tab/><text:tab/></text:span><text:span text:style-name="T53">6</text:span><text:span text:style-name="T41">. </text:span><text:span text:style-name="T40">First name Length</text:span><text:span text:style-name="T41">.</text:span></text:p>
      <text:p text:style-name="P39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First name length must be greater than 2 Character."</text:span></text:p>
      <text:p text:style-name="P39"><text:span text:style-name="T11"/></text:p>
      <text:p text:style-name="P39"><text:span text:style-name="T74"><text:line-break/><text:tab/><text:tab/></text:span><text:span text:style-name="T49">}</text:span></text:p>
      <text:p text:style-name="P39"><text:span text:style-name="T49"><text:tab/><text:tab/></text:span></text:p>
      <text:p text:style-name="P39"><text:span text:style-name="T49"><text:tab/><text:tab/></text:span><text:span text:style-name="T53">7</text:span><text:span text:style-name="T41">. </text:span><text:span text:style-name="T40">Last name Length</text:span><text:span text:style-name="T41">.</text:span></text:p>
      <text:p text:style-name="P39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</text:span><text:span text:style-name="T12">Last</text:span><text:span text:style-name="T11"> name length must be greater than 2 Character."</text:span></text:p>
      <text:p text:style-name="P39"><text:span text:style-name="T11"/></text:p>
      <text:p text:style-name="P39"><text:soft-page-break/><text:span text:style-name="T74"><text:line-break/><text:tab/><text:tab/></text:span><text:span text:style-name="T49">}</text:span></text:p>
      <text:p text:style-name="P38"><text:span text:style-name="T49">__________________________________________________________________________________________</text:span></text:p>
      <text:p text:style-name="P34"><text:span text:style-name="T49"/></text:p>
      <text:p text:style-name="P34"><text:span text:style-name="T49"/></text:p>
      <text:p text:style-name="P7"><text:span text:style-name="T56">API Name</text:span> – <text:span text:style-name="T124">Delete</text:span><text:span text:style-name="T102"> </text:span><text:span text:style-name="T125">user</text:span><text:span text:style-name="T102"> information. </text:span></text:p>
      <text:p text:style-name="P50">Method type = delete</text:p>
      <text:p text:style-name="P40"><text:span text:style-name="T57">URL</text:span><text:span text:style-name="T1"> – /</text:span><text:span text:style-name="T103">nutrition/api/user_info/ </text:span></text:p>
      <text:p text:style-name="P41"><text:span text:style-name="T72">Method type</text:span><text:span text:style-name="T103"> = </text:span><text:span text:style-name="T76">delete</text:span></text:p>
      <text:p text:style-name="P7"><text:span text:style-name="T56">Request Param </text:span>– </text:p>
      <text:p text:style-name="P7"><text:tab/><text:tab/><text:span text:style-name="T121">Authorization token need to provide to call api.</text:span></text:p>
      <text:p text:style-name="P7"><text:tab/><text:tab/><text:span text:style-name="T121">Key – Authorization</text:span></text:p>
      <text:p text:style-name="P7"><text:tab/><text:tab/><text:span text:style-name="T121">value – token asfasdfasdfasdfwaeradgadsfg</text:span></text:p>
      <text:p text:style-name="P7"><text:tab/><text:tab/></text:p>
      <text:p text:style-name="P7"><text:tab/><text:tab/><text:span text:style-name="T122">To </text:span><text:span text:style-name="T124">delete</text:span><text:span text:style-name="T122"> the </text:span><text:span text:style-name="T124">account</text:span><text:span text:style-name="T122"> - </text:span></text:p>
      <text:p text:style-name="P7"><text:tab/><text:tab/><text:span text:style-name="T122">user_type = </text:span><text:span text:style-name="T123">String type.</text:span><text:span text:style-name="T122">(regular, manager or admin) </text:span><text:span text:style-name="T59">Required field</text:span></text:p>
      <text:p text:style-name="P7"><text:span text:style-name="T59"><text:tab/><text:tab/></text:span><text:span text:style-name="T65">user_id = Integer type. <text:s/></text:span><text:span text:style-name="T59">Optional field</text:span></text:p>
      <text:p text:style-name="P7"><text:s/><text:span text:style-name="T87">Note - <text:s/></text:span></text:p>
      <text:p text:style-name="P7"><text:span text:style-name="T87"><text:tab/></text:span><text:span text:style-name="T88">1. </text:span><text:span text:style-name="T94">Authorization value or token you will get from after login.</text:span></text:p>
      <text:p text:style-name="P7"><text:span text:style-name="T87"><text:tab/></text:span><text:span text:style-name="T88">2</text:span><text:span text:style-name="T87">. </text:span><text:span text:style-name="T97">If </text:span><text:span text:style-name="T90">manager</text:span><text:span text:style-name="T97"> </text:span><text:span text:style-name="T90">user</text:span><text:span text:style-name="T97"> want to </text:span><text:span text:style-name="T98">delete</text:span><text:span text:style-name="T97"> </text:span><text:span text:style-name="T90">regular user</text:span><text:span text:style-name="T97">, need to pass </text:span><text:span text:style-name="T90">user_id </text:span><text:span text:style-name="T98">and for delete this own account there no need of </text:span><text:span text:style-name="T91">user_id </text:span><text:span text:style-name="T99">Same as for admin</text:span><text:span text:style-name="T90">.</text:span></text:p>
      <text:p text:style-name="P7"><text:span text:style-name="T97"><text:tab/></text:span><text:span text:style-name="T90">4.</text:span><text:span text:style-name="T97"> </text:span><text:span text:style-name="T90">admin</text:span><text:span text:style-name="T97"> </text:span><text:span text:style-name="T90">user</text:span><text:span text:style-name="T97"> want to </text:span><text:span text:style-name="T98">delete</text:span><text:span text:style-name="T97"> </text:span><text:span text:style-name="T90">regular and manager user</text:span><text:span text:style-name="T97"> information, need to pass </text:span><text:span text:style-name="T90">user_id</text:span><text:span text:style-name="T97">.</text:span></text:p>
      <text:p text:style-name="P7"><text:span text:style-name="T97"><text:tab/></text:span><text:span text:style-name="T91">4. regular</text:span><text:span text:style-name="T98"> </text:span><text:span text:style-name="T91">user</text:span><text:span text:style-name="T98"> want to delete his own account then no need to pass </text:span><text:span text:style-name="T91">user_id</text:span></text:p>
      <text:p text:style-name="P40"><text:span text:style-name="T105"/></text:p>
      <text:p text:style-name="P20"/>
      <text:p text:style-name="P20">Response – </text:p>
      <text:p text:style-name="P20"><text:span text:style-name="T62"><text:tab/>S</text:span>ucess response <text:s/>- <text:span text:style-name="T63">All api url response is same.</text:span></text:p>
      <text:p text:style-name="P20"><text:span text:style-name="T63"><text:tab/></text:span><text:span text:style-name="T64">Request URL - </text:span><text:span text:style-name="T106">/</text:span><text:span text:style-name="T108">nutrition/api/user_info/ </text:span></text:p>
      <text:p text:style-name="P40"><text:span text:style-name="T16"><text:tab/><text:tab/></text:span><text:span text:style-name="T18">1. <text:s/></text:span><text:span text:style-name="T23">user deleted</text:span></text:p>
      <text:p text:style-name="P46"><text:span text:style-name="T28"><text:tab/><text:tab/>{</text:span><text:line-break/><text:span text:style-name="T15"> <text:s text:c="3"/><text:tab/><text:tab/><text:tab/></text:span><text:span text:style-name="T2">"status_code"</text:span><text:span text:style-name="T15">: status.HTTP_200_OK</text:span><text:span text:style-name="T66">,</text:span><text:line-break/><text:span text:style-name="T66"> <text:s text:c="3"/><text:tab/><text:tab/><text:tab/></text:span><text:span text:style-name="T2">"message"</text:span><text:span text:style-name="T15">: </text:span><text:span text:style-name="T2">"User deleted successfully."</text:span><text:line-break/><text:tab/><text:tab/><text:span text:style-name="T15">}</text:span></text:p>
      <text:p text:style-name="P40"/>
      <text:p text:style-name="P40"><text:span text:style-name="T16"><text:tab/></text:span><text:span text:style-name="T71">Faliure Response</text:span><text:span text:style-name="T36"> - </text:span></text:p>
      <text:p text:style-name="P40"><text:span text:style-name="T16"><text:tab/><text:tab/></text:span><text:span text:style-name="T38">1</text:span><text:span text:style-name="T36">.</text:span><text:span text:style-name="T41"> </text:span><text:span text:style-name="T43">user</text:span><text:span text:style-name="T40"> type<text:tab/> required</text:span><text:span text:style-name="T41">.</text:span></text:p>
      <text:p text:style-name="P40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3">"User type required."</text:span></text:p>
      <text:p text:style-name="P40"><text:span text:style-name="T74"><text:line-break/><text:tab/><text:tab/></text:span><text:span text:style-name="T49">}</text:span></text:p>
      <text:p text:style-name="P40"><text:span text:style-name="T40"><text:tab/><text:tab/></text:span></text:p>
      <text:p text:style-name="P46"><text:span text:style-name="T49"><text:tab/><text:tab/></text:span><text:span text:style-name="T54">2</text:span><text:span text:style-name="T41">. </text:span><text:span text:style-name="T44">user id </text:span><text:span text:style-name="T40">required</text:span><text:span text:style-name="T41">.</text:span></text:p>
      <text:p text:style-name="P40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</text:span><text:span text:style-name="T13">User id required.</text:span><text:span text:style-name="T11">"</text:span></text:p>
      <text:p text:style-name="P40"><text:span text:style-name="T11"/></text:p>
      <text:p text:style-name="P40"><text:span text:style-name="T74"><text:line-break/><text:tab/><text:tab/></text:span><text:span text:style-name="T49">}</text:span></text:p>
      <text:p text:style-name="P40"><text:span text:style-name="T49"/></text:p>
      <text:p text:style-name="P46"><text:span text:style-name="T49"><text:tab/><text:tab/></text:span><text:span text:style-name="T54">3</text:span><text:span text:style-name="T41">. </text:span><text:span text:style-name="T44">invalid user</text:span><text:span text:style-name="T41">.</text:span></text:p>
      <text:p text:style-name="P46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Invalid user."</text:span></text:p>
      <text:p text:style-name="P46"><text:span text:style-name="T74"><text:line-break/><text:tab/><text:tab/></text:span><text:span text:style-name="T49">}</text:span></text:p>
      <text:p text:style-name="P3"><text:span text:style-name="T56">___________________________________________________________________________</text:span></text:p>
      <text:p text:style-name="P3"><text:soft-page-break/><text:span text:style-name="T56"/></text:p>
      <text:p text:style-name="P3"><text:span text:style-name="T56">API Name</text:span> – <text:span text:style-name="T102">get </text:span><text:span text:style-name="T121">calorie</text:span><text:span text:style-name="T102"> information. <text:s/>With pagination and filtering.</text:span></text:p>
      <text:p text:style-name="P52">Method type - get</text:p>
      <text:p text:style-name="P34"><text:span text:style-name="T57">URL</text:span><text:span text:style-name="T1"> – </text:span><text:span text:style-name="T103">nutrition/api/get_calorie/ </text:span></text:p>
      <text:p text:style-name="P30"><text:span text:style-name="T72">Filter by</text:span><text:span text:style-name="T2"> – </text:span><text:span text:style-name="T83">calorie and meals</text:span><text:span text:style-name="T76">.</text:span></text:p>
      <text:p text:style-name="P3"><text:span text:style-name="T56">Request Param </text:span>– </text:p>
      <text:p text:style-name="P3"><text:tab/><text:tab/><text:span text:style-name="T121">Authorization token need to provide to call this api.</text:span></text:p>
      <text:p text:style-name="P3"><text:tab/><text:tab/><text:span text:style-name="T121">Key – Authorization</text:span></text:p>
      <text:p text:style-name="P3"><text:tab/><text:tab/><text:span text:style-name="T121">value – token asfasdfasdfasdfwaeradgadsfg</text:span></text:p>
      <text:p text:style-name="P3"><text:s/><text:span text:style-name="T87">Note - <text:s/></text:span></text:p>
      <text:p text:style-name="P3"><text:span text:style-name="T87"><text:tab/></text:span><text:span text:style-name="T88">1. </text:span><text:span text:style-name="T94">Authorization value or token you will get from after login.</text:span></text:p>
      <text:p text:style-name="P4"><text:span text:style-name="T87"><text:tab/></text:span><text:span text:style-name="T89">2. </text:span><text:span text:style-name="T95">calorie and <text:s/>meals field is string type.</text:span></text:p>
      <text:p text:style-name="P4"><text:span text:style-name="T87"><text:tab/></text:span><text:span text:style-name="T88">2</text:span><text:span text:style-name="T87">. </text:span><text:span text:style-name="T93">T</text:span><text:span text:style-name="T94">o</text:span><text:span text:style-name="T93"> get </text:span><text:span text:style-name="T95">all </text:span><text:span text:style-name="T94">calorie information.</text:span></text:p>
      <text:p text:style-name="P35"><text:span text:style-name="T93"><text:tab/>API URL - </text:span></text:p>
      <text:list xml:id="list3721441796" text:style-name="L2">
        <text:list-item>
          <text:p text:style-name="P36"><text:span text:style-name="T105">/nutrition/api/get_calorie/ <text:s/></text:span><text:span text:style-name="T116"># to gell all calorie info</text:span></text:p>
        </text:list-item>
        <text:list-item>
          <text:p text:style-name="P36"><text:span text:style-name="T105">/nutrition/api/get_calorie/?</text:span><text:span text:style-name="T107">calorie</text:span><text:span text:style-name="T105">=” “ </text:span><text:span text:style-name="T116"># To filter data according to calorie value</text:span></text:p>
        </text:list-item>
        <text:list-item>
          <text:p text:style-name="P36"><text:span text:style-name="T105">/nutrition/api/get_calorie/?</text:span><text:span text:style-name="T108">meals</text:span><text:span text:style-name="T105">=” “ </text:span><text:span text:style-name="T116"># To filter data according to meals value.</text:span></text:p>
        </text:list-item>
      </text:list>
      <text:p text:style-name="P34"><text:span text:style-name="T105"/></text:p>
      <text:p text:style-name="P16"/>
      <text:p text:style-name="P16">Response – </text:p>
      <text:p text:style-name="P16"><text:span text:style-name="T62"><text:tab/>S</text:span>ucess response <text:s/>- <text:span text:style-name="T63">All api url response is same.</text:span></text:p>
      <text:p text:style-name="P17"><text:span text:style-name="T63"><text:tab/></text:span><text:span text:style-name="T64">Request URL - </text:span><text:span text:style-name="T105">nutrition/api/get_calorie/</text:span></text:p>
      <text:p text:style-name="P34"><text:span text:style-name="T16"><text:tab/><text:tab/></text:span><text:span text:style-name="T28">{</text:span></text:p>
      <text:p text:style-name="P32"><text:span text:style-name="T117"><text:tab/><text:tab/><text:tab/>"count"</text:span>: <text:span text:style-name="T118">2</text:span>,</text:p>
      <text:p text:style-name="P32"><text:span text:style-name="T117"><text:tab/><text:tab/><text:tab/>"next"</text:span>: <text:span text:style-name="T120">null</text:span>,</text:p>
      <text:p text:style-name="P32"><text:span text:style-name="T117"><text:tab/><text:tab/><text:tab/>"previous"</text:span>: <text:span text:style-name="T120">null</text:span>,</text:p>
      <text:p text:style-name="P32"><text:span text:style-name="T117"><text:tab/><text:tab/><text:tab/>"results"</text:span>: {</text:p>
      <text:p text:style-name="P32"><text:span text:style-name="T117"><text:tab/><text:tab/><text:tab/><text:tab/>"res"</text:span>: <text:span text:style-name="T119">"success"</text:span>,</text:p>
      <text:p text:style-name="P32"><text:span text:style-name="T117"><text:tab/><text:tab/><text:tab/><text:tab/>"msg"</text:span>: [</text:p>
      <text:p text:style-name="P32"><text:tab/><text:tab/><text:tab/><text:tab/> <text:s/>{</text:p>
      <text:p text:style-name="P32"><text:span text:style-name="T117"><text:tab/><text:tab/><text:tab/><text:tab/><text:tab/>"id"</text:span>: <text:span text:style-name="T118">3</text:span>,</text:p>
      <text:p text:style-name="P32"><text:span text:style-name="T117"><text:tab/><text:tab/><text:tab/><text:tab/><text:tab/>"meals"</text:span>: <text:span text:style-name="T119">"milk"</text:span>,</text:p>
      <text:p text:style-name="P32"><text:span text:style-name="T117"><text:tab/><text:tab/><text:tab/><text:tab/><text:tab/>"calorie"</text:span>: <text:span text:style-name="T118">800.5</text:span>,</text:p>
      <text:p text:style-name="P32"><text:span text:style-name="T117"><text:tab/><text:tab/><text:tab/><text:tab/><text:tab/>"calorie_note"</text:span>: <text:span text:style-name="T119">"at morning and after gym"</text:span></text:p>
      <text:p text:style-name="P32"><text:tab/><text:tab/><text:tab/><text:tab/> <text:s/>},</text:p>
      <text:p text:style-name="P32"><text:tab/><text:tab/><text:tab/><text:tab/> <text:s/>{</text:p>
      <text:p text:style-name="P32"><text:span text:style-name="T117"><text:tab/><text:tab/><text:tab/><text:tab/><text:tab/>"id"</text:span>: <text:span text:style-name="T118">4</text:span>,</text:p>
      <text:p text:style-name="P32"><text:span text:style-name="T117"><text:tab/><text:tab/><text:tab/><text:tab/><text:tab/>"meals"</text:span>: <text:span text:style-name="T119">"daal"</text:span>,</text:p>
      <text:p text:style-name="P32"><text:span text:style-name="T117"><text:tab/><text:tab/><text:tab/><text:tab/><text:tab/>"calorie"</text:span>: <text:span text:style-name="T118">900.5</text:span>,</text:p>
      <text:p text:style-name="P32"><text:span text:style-name="T117"><text:tab/><text:tab/><text:tab/><text:tab/><text:tab/>"calorie_note"</text:span>: <text:span text:style-name="T119">"when going to gym"</text:span></text:p>
      <text:p text:style-name="P32"><text:tab/><text:tab/><text:tab/><text:tab/> <text:s/>}</text:p>
      <text:p text:style-name="P32"><text:tab/><text:tab/><text:tab/><text:tab/>]</text:p>
      <text:p text:style-name="P32"><text:tab/><text:tab/><text:tab/>}</text:p>
      <text:p text:style-name="P32"><text:tab/><text:tab/>}</text:p>
      <text:p text:style-name="P34"><text:span text:style-name="T28"/></text:p>
      <text:p text:style-name="P34"/>
      <text:p text:style-name="P16"><text:span text:style-name="T15"><text:tab/></text:span><text:span text:style-name="T70">Faliure Response</text:span><text:span text:style-name="T33"> - </text:span></text:p>
      <text:p text:style-name="P16"><text:span text:style-name="T33"><text:tab/><text:tab/>1. </text:span><text:span text:style-name="T35">Data not found.</text:span></text:p>
      <text:p text:style-name="P34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1">404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Data not available."</text:span><text:span text:style-name="T74"><text:line-break/><text:tab/><text:tab/></text:span><text:span text:style-name="T49">}</text:span></text:p>
      <text:p text:style-name="P34"><text:soft-page-break/><text:span text:style-name="T49"/></text:p>
      <text:p text:style-name="P34"><text:span text:style-name="T49">________________________________________________________________________________________________</text:span></text:p>
      <text:p text:style-name="P34"><text:span text:style-name="T49"/></text:p>
      <text:p text:style-name="P8"><text:span text:style-name="T56">API Name</text:span> – <text:span text:style-name="T125">create</text:span><text:span text:style-name="T102"> </text:span><text:span text:style-name="T125">calorie</text:span><text:span text:style-name="T102"> information. </text:span></text:p>
      <text:p text:style-name="P46"><text:span text:style-name="T57">URL</text:span><text:span text:style-name="T1"> – /</text:span><text:span text:style-name="T103">nutrition/api/calorie/ </text:span></text:p>
      <text:p text:style-name="P42"><text:span text:style-name="T72">Method type</text:span><text:span text:style-name="T103"> = </text:span><text:span text:style-name="T84">post</text:span></text:p>
      <text:p text:style-name="P8"><text:span text:style-name="T56">Request Param </text:span>– </text:p>
      <text:p text:style-name="P8"><text:tab/><text:tab/><text:span text:style-name="T121">Authorization token need to provide to call api.</text:span></text:p>
      <text:p text:style-name="P8"><text:tab/><text:tab/><text:span text:style-name="T121">Key – Authorization</text:span></text:p>
      <text:p text:style-name="P8"><text:tab/><text:tab/><text:span text:style-name="T121">value – token asfasdfasdfasdfwaeradgadsfg</text:span></text:p>
      <text:p text:style-name="P8"><text:tab/><text:tab/></text:p>
      <text:p text:style-name="P8"><text:tab/><text:tab/><text:span text:style-name="T122">To </text:span><text:span text:style-name="T126">create</text:span><text:span text:style-name="T122"> the </text:span><text:span text:style-name="T134">calorie data</text:span><text:span text:style-name="T122"> - </text:span></text:p>
      <text:p text:style-name="P46"><text:span text:style-name="T1"><text:tab/><text:tab/></text:span><text:span text:style-name="T77">number_of_calorie </text:span><text:span text:style-name="T80">= float</text:span><text:span text:style-name="T123"> type </text:span><text:span text:style-name="T122"><text:s/></text:span><text:span text:style-name="T59">Required field</text:span></text:p>
      <text:p text:style-name="P46"><text:span text:style-name="T81"><text:tab/><text:tab/></text:span><text:span text:style-name="T80">meals</text:span><text:span text:style-name="T81"> </text:span><text:span text:style-name="T80">= </text:span><text:span text:style-name="T65">String type</text:span><text:span text:style-name="T59">.</text:span><text:span text:style-name="T58"> </text:span><text:span text:style-name="T59">Required field</text:span></text:p>
      <text:p text:style-name="P46"><text:span text:style-name="T81"><text:tab/><text:tab/>calorie</text:span><text:span text:style-name="T6">_</text:span><text:span text:style-name="T81">text </text:span><text:span text:style-name="T80">= </text:span><text:span text:style-name="T65">String type</text:span><text:span text:style-name="T59">.</text:span><text:span text:style-name="T58"> </text:span><text:span text:style-name="T59">Required field</text:span></text:p>
      <text:p text:style-name="P8"><text:span text:style-name="T59"><text:tab/><text:tab/></text:span></text:p>
      <text:p text:style-name="P8"><text:s/><text:span text:style-name="T87">Note - <text:s/></text:span></text:p>
      <text:p text:style-name="P8"><text:span text:style-name="T87"><text:tab/></text:span><text:span text:style-name="T88">1. </text:span><text:span text:style-name="T94">Authorization value or token you will get from after login.</text:span></text:p>
      <text:p text:style-name="P46"><text:span text:style-name="T105"/></text:p>
      <text:p text:style-name="P21"/>
      <text:p text:style-name="P21">Response – </text:p>
      <text:p text:style-name="P21"><text:span text:style-name="T62"><text:tab/>S</text:span>ucess response <text:s/>- <text:span text:style-name="T63">All api url response is same.</text:span></text:p>
      <text:p text:style-name="P22"><text:span text:style-name="T63"><text:tab/></text:span><text:span text:style-name="T64">Request URL - </text:span><text:span text:style-name="T106">/</text:span><text:span text:style-name="T108">nutrition/api/</text:span><text:span text:style-name="T109">calorie</text:span><text:span text:style-name="T108">/ </text:span></text:p>
      <text:p text:style-name="P46"><text:span text:style-name="T16"><text:tab/><text:tab/></text:span><text:span text:style-name="T18">1. </text:span><text:span text:style-name="T19">calorie created successfully</text:span></text:p>
      <text:p text:style-name="P46"><text:span text:style-name="T28"><text:tab/><text:tab/>{<text:line-break/> <text:s text:c="3"/><text:tab/><text:tab/><text:tab/></text:span><text:span text:style-name="T7">"status_code"</text:span><text:span text:style-name="T28">: 201</text:span><text:span text:style-name="T68">,</text:span><text:span text:style-name="T28"><text:line-break/></text:span><text:span text:style-name="T68"> <text:s text:c="3"/><text:tab/><text:tab/><text:tab/></text:span><text:span text:style-name="T7">"message"</text:span><text:span text:style-name="T28">:</text:span><text:span text:style-name="T7">"Calorie value inserted successfully."</text:span></text:p>
      <text:p text:style-name="P46"><text:span text:style-name="T28"><text:line-break/><text:tab/><text:tab/>}</text:span></text:p>
      <text:p text:style-name="P46"><text:span text:style-name="T16"><text:tab/></text:span><text:span text:style-name="T71">Faliure Response</text:span><text:span text:style-name="T36"> - </text:span></text:p>
      <text:p text:style-name="P46"><text:span text:style-name="T16"><text:tab/><text:tab/></text:span><text:span text:style-name="T38">1</text:span><text:span text:style-name="T36">.</text:span><text:span text:style-name="T41"> </text:span><text:span text:style-name="T44">calorie</text:span><text:span text:style-name="T40"> required</text:span><text:span text:style-name="T41">.</text:span></text:p>
      <text:p text:style-name="P46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Calorie required."</text:span></text:p>
      <text:p text:style-name="P46"><text:span text:style-name="T74"><text:line-break/><text:tab/><text:tab/></text:span><text:span text:style-name="T49">}</text:span></text:p>
      <text:p text:style-name="P46"><text:span text:style-name="T40"><text:tab/><text:tab/></text:span></text:p>
      <text:p text:style-name="P46"><text:span text:style-name="T49"><text:tab/><text:tab/></text:span><text:span text:style-name="T54">2</text:span><text:span text:style-name="T41">. </text:span><text:span text:style-name="T44">meals </text:span><text:span text:style-name="T40">required</text:span><text:span text:style-name="T41">.</text:span></text:p>
      <text:p text:style-name="P46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</text:span><text:span text:style-name="T13">Meals</text:span><text:span text:style-name="T11"> required."</text:span><text:span text:style-name="T74"><text:line-break/><text:tab/><text:tab/></text:span><text:span text:style-name="T49">}</text:span></text:p>
      <text:p text:style-name="P46"><text:span text:style-name="T49"/></text:p>
      <text:p text:style-name="P46"><text:span text:style-name="T49"><text:tab/><text:tab/></text:span><text:span text:style-name="T54">3</text:span><text:span text:style-name="T41">. </text:span><text:span text:style-name="T44">calorie note required<text:tab/></text:span><text:span text:style-name="T41">.</text:span></text:p>
      <text:p text:style-name="P46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Calorie not required."</text:span></text:p>
      <text:p text:style-name="P46"><text:span text:style-name="T74"><text:line-break/><text:tab/><text:tab/></text:span><text:span text:style-name="T49">}</text:span></text:p>
      <text:p text:style-name="P46"><text:span text:style-name="T49">_________________________________________________________________________________</text:span></text:p>
      <text:p text:style-name="P46"><text:span text:style-name="T49"/></text:p>
      <text:p text:style-name="P9"><text:span text:style-name="T56">API Name</text:span> – <text:span text:style-name="T126">update</text:span><text:span text:style-name="T102"> </text:span><text:span text:style-name="T125">calorie</text:span><text:span text:style-name="T102"> information. </text:span></text:p>
      <text:p text:style-name="P47"><text:span text:style-name="T57">URL</text:span><text:span text:style-name="T1"> – /</text:span><text:span text:style-name="T103">nutrition/api/calorie/ </text:span></text:p>
      <text:p text:style-name="P43"><text:span text:style-name="T72">Method type</text:span><text:span text:style-name="T103"> = </text:span><text:span text:style-name="T85">put</text:span></text:p>
      <text:p text:style-name="P9"><text:span text:style-name="T56">Request Param </text:span>– </text:p>
      <text:p text:style-name="P9"><text:tab/><text:tab/><text:span text:style-name="T121">Authorization token need to provide to call api.</text:span></text:p>
      <text:p text:style-name="P9"><text:tab/><text:tab/><text:span text:style-name="T121">Key – Authorization</text:span></text:p>
      <text:p text:style-name="P9"><text:tab/><text:tab/><text:span text:style-name="T121">value – token asfasdfasdfasdfwaeradgadsfg</text:span></text:p>
      <text:p text:style-name="P9"><text:soft-page-break/><text:tab/><text:tab/></text:p>
      <text:p text:style-name="P9"><text:tab/><text:tab/><text:span text:style-name="T122">To </text:span><text:span text:style-name="T126">update</text:span><text:span text:style-name="T122"> the </text:span><text:span text:style-name="T134">calorie data</text:span><text:span text:style-name="T122"> - </text:span></text:p>
      <text:p text:style-name="P47"><text:span text:style-name="T1"><text:tab/><text:tab/></text:span><text:span text:style-name="T77">number_of_calorie </text:span><text:span text:style-name="T80">= float</text:span><text:span text:style-name="T123"> type </text:span><text:span text:style-name="T122"><text:s/></text:span><text:span text:style-name="T60">optional</text:span><text:span text:style-name="T59"> field</text:span></text:p>
      <text:p text:style-name="P47"><text:span text:style-name="T81"><text:tab/><text:tab/></text:span><text:span text:style-name="T80">meals</text:span><text:span text:style-name="T81"> </text:span><text:span text:style-name="T80">= </text:span><text:span text:style-name="T65">String type</text:span><text:span text:style-name="T59">.</text:span><text:span text:style-name="T58"> </text:span><text:span text:style-name="T60">option</text:span><text:span text:style-name="T59"> field</text:span></text:p>
      <text:p text:style-name="P47"><text:span text:style-name="T81"><text:tab/><text:tab/>calorie</text:span><text:span text:style-name="T6">_</text:span><text:span text:style-name="T81">text </text:span><text:span text:style-name="T80">= </text:span><text:span text:style-name="T65">String type</text:span><text:span text:style-name="T59">.</text:span><text:span text:style-name="T58"> </text:span><text:span text:style-name="T60">optional</text:span><text:span text:style-name="T59"> field</text:span></text:p>
      <text:p text:style-name="P47"><text:span text:style-name="T59"><text:tab/><text:tab/></text:span></text:p>
      <text:p text:style-name="P9"><text:span text:style-name="T59"><text:tab/><text:tab/></text:span></text:p>
      <text:p text:style-name="P9"><text:s/><text:span text:style-name="T87">Note - <text:s/></text:span></text:p>
      <text:p text:style-name="P9"><text:span text:style-name="T88">1. </text:span><text:span text:style-name="T94">Authorization value or token you will get from after login.</text:span></text:p>
      <text:p text:style-name="P9"><text:span text:style-name="T92">2 </text:span><text:span text:style-name="T100">if field not provide the error msg will show.</text:span></text:p>
      <text:p text:style-name="P47"><text:span text:style-name="T105"/></text:p>
      <text:p text:style-name="P22"/>
      <text:p text:style-name="P22">Response – </text:p>
      <text:p text:style-name="P22"><text:span text:style-name="T62"><text:tab/>S</text:span>ucess response <text:s/>- <text:span text:style-name="T63">All api url response is same.</text:span></text:p>
      <text:p text:style-name="P22"><text:span text:style-name="T63"><text:tab/></text:span><text:span text:style-name="T64">Request URL - </text:span><text:span text:style-name="T106">/</text:span><text:span text:style-name="T108">nutrition/api/</text:span><text:span text:style-name="T109">calorie</text:span><text:span text:style-name="T108">/ </text:span></text:p>
      <text:p text:style-name="P47"><text:span text:style-name="T16"><text:tab/><text:tab/></text:span><text:span text:style-name="T18">1. </text:span><text:span text:style-name="T19">calorie </text:span><text:span text:style-name="T20">information update</text:span><text:span text:style-name="T19"> successfully</text:span></text:p>
      <text:p text:style-name="P47"><text:span text:style-name="T28"><text:tab/><text:tab/>{<text:line-break/> <text:s text:c="3"/><text:tab/><text:tab/><text:tab/></text:span><text:span text:style-name="T7">"status_code"</text:span><text:span text:style-name="T28">: 201</text:span><text:span text:style-name="T68">,</text:span><text:span text:style-name="T28"><text:line-break/></text:span><text:span text:style-name="T68"> <text:s text:c="3"/><text:tab/><text:tab/><text:tab/></text:span><text:span text:style-name="T7">"message"</text:span><text:span text:style-name="T28">:</text:span><text:span text:style-name="T7">"Calorie </text:span><text:span text:style-name="T9">information </text:span><text:span text:style-name="T7">updated successfully."</text:span></text:p>
      <text:p text:style-name="P47"><text:span text:style-name="T28"><text:line-break/><text:tab/><text:tab/>}</text:span></text:p>
      <text:p text:style-name="P47"><text:span text:style-name="T16"><text:tab/></text:span><text:span text:style-name="T71">Faliure Response</text:span><text:span text:style-name="T36"> - </text:span></text:p>
      <text:p text:style-name="P47"><text:span text:style-name="T16"><text:tab/><text:tab/></text:span><text:span text:style-name="T38">1</text:span><text:span text:style-name="T36">.</text:span><text:span text:style-name="T41"> </text:span><text:span text:style-name="T45">if all three field will not provide</text:span><text:span text:style-name="T41">.</text:span></text:p>
      <text:p text:style-name="P47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No calorie available to </text:span><text:span text:style-name="T14">update</text:span><text:span text:style-name="T11">."</text:span></text:p>
      <text:p text:style-name="P47"><text:span text:style-name="T11"/></text:p>
      <text:p text:style-name="P47"><text:span text:style-name="T74"><text:line-break/><text:tab/><text:tab/></text:span><text:span text:style-name="T49">}</text:span></text:p>
      <text:p text:style-name="P47"><text:span text:style-name="T40"><text:tab/><text:tab/></text:span></text:p>
      <text:p text:style-name="P47"><text:span text:style-name="T40">__________________________________________________________________________________________</text:span></text:p>
      <text:p text:style-name="P47"><text:span text:style-name="T40"/></text:p>
      <text:p text:style-name="P9"><text:span text:style-name="T56">API Name</text:span> – <text:span text:style-name="T126">delete</text:span><text:span text:style-name="T102"> </text:span><text:span text:style-name="T125">calorie</text:span><text:span text:style-name="T102"> information. </text:span></text:p>
      <text:p text:style-name="P47"><text:span text:style-name="T57">URL</text:span><text:span text:style-name="T1"> – /</text:span><text:span text:style-name="T103">nutrition/api/calorie/ </text:span></text:p>
      <text:p text:style-name="P43"><text:span text:style-name="T72">Method type</text:span><text:span text:style-name="T103"> = </text:span><text:span text:style-name="T85">delete</text:span></text:p>
      <text:p text:style-name="P9"><text:span text:style-name="T56">Request Param </text:span>– </text:p>
      <text:p text:style-name="P9"><text:tab/><text:tab/><text:span text:style-name="T121">Authorization token need to provide to call api.</text:span></text:p>
      <text:p text:style-name="P9"><text:tab/><text:tab/><text:span text:style-name="T121">Key – Authorization</text:span></text:p>
      <text:p text:style-name="P9"><text:tab/><text:tab/><text:span text:style-name="T121">value – token asfasdfasdfasdfwaeradgadsfg</text:span></text:p>
      <text:p text:style-name="P9"><text:tab/><text:tab/></text:p>
      <text:p text:style-name="P9"><text:tab/><text:tab/><text:span text:style-name="T122">To </text:span><text:span text:style-name="T126">delete</text:span><text:span text:style-name="T122"> the </text:span><text:span text:style-name="T126">calorie</text:span><text:span text:style-name="T122"> - </text:span></text:p>
      <text:p text:style-name="P47"><text:span text:style-name="T1"><text:tab/><text:tab/></text:span><text:span text:style-name="T77">calorie_id </text:span><text:span text:style-name="T80">= </text:span><text:span text:style-name="T82">Integer field</text:span><text:span text:style-name="T80"> </text:span><text:span text:style-name="T73">Rquired </text:span></text:p>
      <text:p text:style-name="P47"><text:span text:style-name="T59"><text:tab/><text:tab/></text:span></text:p>
      <text:p text:style-name="P9"><text:span text:style-name="T59"><text:tab/><text:tab/></text:span></text:p>
      <text:p text:style-name="P9"><text:s/><text:span text:style-name="T87">Note - <text:s/></text:span></text:p>
      <text:p text:style-name="P9"><text:span text:style-name="T88">1. </text:span><text:span text:style-name="T94">Authorization value or token you will get from after login.</text:span></text:p>
      <text:p text:style-name="P47"><text:span text:style-name="T105"/></text:p>
      <text:p text:style-name="P22"/>
      <text:p text:style-name="P22">Response – </text:p>
      <text:p text:style-name="P22"><text:span text:style-name="T62"><text:tab/>S</text:span>ucess response <text:s/>- <text:span text:style-name="T63">All api url response is same.</text:span></text:p>
      <text:p text:style-name="P22"><text:span text:style-name="T63"><text:tab/></text:span><text:span text:style-name="T64">Request URL - </text:span><text:span text:style-name="T106">/</text:span><text:span text:style-name="T108">nutrition/api/</text:span><text:span text:style-name="T109">calorie</text:span><text:span text:style-name="T108">/ </text:span></text:p>
      <text:p text:style-name="P47"><text:span text:style-name="T16"><text:tab/><text:tab/></text:span><text:span text:style-name="T18">1. </text:span><text:span text:style-name="T19">calorie </text:span><text:span text:style-name="T20">information delete</text:span><text:span text:style-name="T19"> successfully</text:span></text:p>
      <text:p text:style-name="P47"><text:span text:style-name="T28"><text:tab/><text:tab/>{<text:line-break/> <text:s text:c="3"/><text:tab/><text:tab/><text:tab/></text:span><text:span text:style-name="T7">"status_code"</text:span><text:span text:style-name="T28">: 20</text:span><text:span text:style-name="T30">0</text:span><text:span text:style-name="T68">,</text:span><text:span text:style-name="T28"><text:line-break/></text:span><text:span text:style-name="T68"> <text:s text:c="3"/><text:tab/><text:tab/><text:tab/></text:span><text:span text:style-name="T7">"message"</text:span><text:span text:style-name="T28">:</text:span><text:span text:style-name="T7">"Calorie information deleted successfully."</text:span></text:p>
      <text:p text:style-name="P47"><text:soft-page-break/><text:span text:style-name="T28"><text:line-break/><text:tab/><text:tab/>}</text:span></text:p>
      <text:p text:style-name="P47"><text:span text:style-name="T16"><text:tab/></text:span><text:span text:style-name="T71">Faliure Response</text:span><text:span text:style-name="T36"> - </text:span></text:p>
      <text:p text:style-name="P47"><text:span text:style-name="T16"><text:tab/><text:tab/></text:span><text:span text:style-name="T38">1</text:span><text:span text:style-name="T36">.</text:span><text:span text:style-name="T41"> </text:span><text:span text:style-name="T45">calorie id required</text:span><text:span text:style-name="T41">.</text:span></text:p>
      <text:p text:style-name="P47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Calorie item id required."</text:span></text:p>
      <text:p text:style-name="P47"><text:span text:style-name="T11"/></text:p>
      <text:p text:style-name="P47"><text:span text:style-name="T74"><text:line-break/><text:tab/><text:tab/></text:span><text:span text:style-name="T49">}</text:span></text:p>
      <text:p text:style-name="P47"/>
      <text:p text:style-name="P47"><text:span text:style-name="T38"><text:tab/><text:tab/></text:span><text:span text:style-name="T39">2</text:span><text:span text:style-name="T36">.</text:span><text:span text:style-name="T41"> </text:span><text:span text:style-name="T45">no data found</text:span><text:span text:style-name="T41">.</text:span></text:p>
      <text:p text:style-name="P47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</text:span><text:span text:style-name="T11">"Data not available."</text:span></text:p>
      <text:p text:style-name="P47"><text:span text:style-name="T11"/></text:p>
      <text:p text:style-name="P47"><text:span text:style-name="T11"/></text:p>
      <text:p text:style-name="P47"><text:span text:style-name="T74"><text:line-break/><text:tab/><text:tab/></text:span><text:span text:style-name="T49">}</text:span></text:p>
      <text:p text:style-name="P47"><text:span text:style-name="T40"/></text:p>
      <text:p text:style-name="P47"><text:span text:style-name="T40">____________________________________________________________________________________________</text:span></text:p>
      <text:p text:style-name="P47"><text:span text:style-name="T40"/></text:p>
      <text:p text:style-name="P10"><text:span text:style-name="T56">API Name</text:span> – <text:span text:style-name="T125">create</text:span><text:span text:style-name="T102"> </text:span><text:span text:style-name="T127">user setting</text:span><text:span text:style-name="T102"> information. </text:span></text:p>
      <text:p text:style-name="P49"><text:span text:style-name="T57">URL</text:span><text:span text:style-name="T1"> – /</text:span><text:span text:style-name="T103">nutrition/api/user</text:span><text:span text:style-name="T2">_</text:span><text:span text:style-name="T103">setting/ </text:span></text:p>
      <text:p text:style-name="P44"><text:span text:style-name="T72">Method type</text:span><text:span text:style-name="T103"> = </text:span><text:span text:style-name="T84">post</text:span></text:p>
      <text:p text:style-name="P10"><text:span text:style-name="T56">Request Param </text:span>– </text:p>
      <text:p text:style-name="P10"><text:tab/><text:tab/><text:span text:style-name="T121">Authorization token need to provide to call api.</text:span></text:p>
      <text:p text:style-name="P10"><text:tab/><text:tab/><text:span text:style-name="T121">Key – Authorization</text:span></text:p>
      <text:p text:style-name="P10"><text:tab/><text:tab/><text:span text:style-name="T121">value – token asfasdfasdfasdfwaeradgadsfg</text:span></text:p>
      <text:p text:style-name="P10"><text:tab/><text:tab/></text:p>
      <text:p text:style-name="P10"><text:tab/><text:tab/><text:span text:style-name="T122">To </text:span><text:span text:style-name="T126">create</text:span><text:span text:style-name="T122"> the </text:span><text:span text:style-name="T127">user setting</text:span><text:span text:style-name="T122"> - </text:span></text:p>
      <text:p text:style-name="P48"><text:span text:style-name="T1"><text:tab/><text:tab/></text:span><text:span text:style-name="T77">number_of_calorie </text:span><text:span text:style-name="T80">= float</text:span><text:span text:style-name="T123"> type </text:span><text:span text:style-name="T122"><text:s/></text:span><text:span text:style-name="T59">Required field</text:span></text:p>
      <text:p text:style-name="P10"><text:span text:style-name="T59"><text:tab/><text:tab/></text:span></text:p>
      <text:p text:style-name="P10"><text:s/><text:span text:style-name="T87">Note - <text:s/></text:span></text:p>
      <text:p text:style-name="P10"><text:span text:style-name="T87"><text:tab/></text:span><text:span text:style-name="T88">1. </text:span><text:span text:style-name="T94">Authorization value or token you will get from after login.</text:span></text:p>
      <text:p text:style-name="P48"><text:span text:style-name="T105"/></text:p>
      <text:p text:style-name="P23"/>
      <text:p text:style-name="P23">Response – </text:p>
      <text:p text:style-name="P23"><text:span text:style-name="T62"><text:tab/>S</text:span>ucess response <text:s/>- <text:span text:style-name="T63">All api url response is same.</text:span></text:p>
      <text:p text:style-name="P24"><text:span text:style-name="T63"><text:tab/></text:span><text:span text:style-name="T64">Request URL - </text:span><text:span text:style-name="T106">/</text:span><text:span text:style-name="T108">nutrition/api/user</text:span><text:span text:style-name="T110">_</text:span><text:span text:style-name="T108">setting/ </text:span></text:p>
      <text:p text:style-name="P48"><text:span text:style-name="T16"><text:tab/><text:tab/></text:span><text:span text:style-name="T18">1. </text:span><text:span text:style-name="T19">calorie </text:span><text:span text:style-name="T21">user setting</text:span><text:span text:style-name="T19"> created successfully</text:span></text:p>
      <text:p text:style-name="P48"><text:span text:style-name="T28"><text:tab/><text:tab/>{<text:line-break/> <text:s text:c="3"/><text:tab/><text:tab/><text:tab/></text:span><text:span text:style-name="T7">"status_code"</text:span><text:span text:style-name="T28">: 201</text:span><text:span text:style-name="T68">,</text:span><text:span text:style-name="T28"><text:line-break/></text:span><text:span text:style-name="T68"> <text:s text:c="3"/><text:tab/><text:tab/><text:tab/></text:span><text:span text:style-name="T7">"message"</text:span><text:span text:style-name="T28">:</text:span><text:span text:style-name="T7">"Setting create successfully."</text:span></text:p>
      <text:p text:style-name="P48"><text:span text:style-name="T28"><text:line-break/><text:tab/><text:tab/>}</text:span></text:p>
      <text:p text:style-name="P48"><text:span text:style-name="T16"><text:tab/></text:span><text:span text:style-name="T71">Faliure Response</text:span><text:span text:style-name="T36"> - </text:span></text:p>
      <text:p text:style-name="P48"><text:span text:style-name="T16"><text:tab/><text:tab/></text:span><text:span text:style-name="T38">1</text:span><text:span text:style-name="T36">.</text:span><text:span text:style-name="T41"> </text:span><text:span text:style-name="T44">calorie</text:span><text:span text:style-name="T40"> required</text:span><text:span text:style-name="T41">.</text:span></text:p>
      <text:p text:style-name="P48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Calorie required."</text:span></text:p>
      <text:p text:style-name="P48"><text:span text:style-name="T74"><text:line-break/><text:tab/><text:tab/></text:span><text:span text:style-name="T49">}</text:span></text:p>
      <text:p text:style-name="P48"><text:span text:style-name="T40"><text:tab/><text:tab/></text:span></text:p>
      <text:p text:style-name="P48"><text:span text:style-name="T49"><text:tab/><text:tab/></text:span><text:span text:style-name="T54">2</text:span><text:span text:style-name="T41">. </text:span><text:span text:style-name="T46">already has.</text:span><text:span text:style-name="T44"><text:tab/></text:span><text:span text:style-name="T41">.</text:span></text:p>
      <text:p text:style-name="P48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Calorie setting already available."</text:span></text:p>
      <text:p text:style-name="P48"><text:span text:style-name="T11"/></text:p>
      <text:p text:style-name="P48"><text:soft-page-break/><text:span text:style-name="T74"><text:line-break/><text:tab/><text:tab/></text:span><text:span text:style-name="T49">}</text:span></text:p>
      <text:p text:style-name="P48"><text:span text:style-name="T49"/></text:p>
      <text:p text:style-name="P48"><text:span text:style-name="T49">____________________________________________________________________________________</text:span></text:p>
      <text:p text:style-name="P48"><text:span text:style-name="T49"/></text:p>
      <text:p text:style-name="P11"><text:span text:style-name="T56">API Name</text:span> – <text:span text:style-name="T128">get</text:span><text:span text:style-name="T102"> </text:span><text:span text:style-name="T128">user setting</text:span><text:span text:style-name="T102"> information. </text:span></text:p>
      <text:p text:style-name="P49"><text:span text:style-name="T57">URL</text:span><text:span text:style-name="T1"> – /</text:span><text:span text:style-name="T103">nutrition/api/user_setting/ </text:span></text:p>
      <text:p text:style-name="P45"><text:span text:style-name="T72">Method type</text:span><text:span text:style-name="T103"> = </text:span><text:span text:style-name="T86">get</text:span></text:p>
      <text:p text:style-name="P11"><text:span text:style-name="T56">Request Param </text:span>– </text:p>
      <text:p text:style-name="P11"><text:tab/><text:tab/><text:span text:style-name="T121">Authorization token need to provide to call api.</text:span></text:p>
      <text:p text:style-name="P11"><text:tab/><text:tab/><text:span text:style-name="T121">Key – Authorization</text:span></text:p>
      <text:p text:style-name="P49"><text:span text:style-name="T1"><text:tab/><text:tab/></text:span><text:span text:style-name="T121">value – token asfasdfasdfasdfwaeradgadsfg</text:span></text:p>
      <text:p text:style-name="P11"><text:span text:style-name="T59"><text:tab/><text:tab/></text:span></text:p>
      <text:p text:style-name="P11"><text:s/><text:span text:style-name="T87">Note - <text:s/></text:span></text:p>
      <text:p text:style-name="P11"><text:span text:style-name="T88">1. </text:span><text:span text:style-name="T94">Authorization value or token you will get from after login.</text:span></text:p>
      <text:p text:style-name="P49"><text:span text:style-name="T105"/></text:p>
      <text:p text:style-name="P24"/>
      <text:p text:style-name="P24">Response – </text:p>
      <text:p text:style-name="P24"><text:span text:style-name="T62"><text:tab/>S</text:span>ucess response <text:s/>- <text:span text:style-name="T63">All api url response is same.</text:span></text:p>
      <text:p text:style-name="P24"><text:span text:style-name="T63"><text:tab/></text:span><text:span text:style-name="T64">Request URL - </text:span><text:span text:style-name="T106">/</text:span><text:span text:style-name="T108">nutrition/api/user_setting/</text:span></text:p>
      <text:p text:style-name="P49"><text:span text:style-name="T16"><text:tab/><text:tab/></text:span><text:span text:style-name="T18">1. </text:span><text:span text:style-name="T19">calorie </text:span><text:span text:style-name="T20">information update</text:span><text:span text:style-name="T19"> successfully</text:span></text:p>
      <text:p text:style-name="P49"><text:span text:style-name="T28"><text:tab/><text:tab/>{<text:line-break/> <text:s text:c="3"/><text:tab/><text:tab/><text:tab/></text:span><text:span text:style-name="T7">"status_code"</text:span><text:span text:style-name="T28">: 20</text:span><text:span text:style-name="T31">0,</text:span><text:span text:style-name="T28"><text:line-break/></text:span><text:span text:style-name="T68"> <text:s text:c="3"/><text:tab/><text:tab/><text:tab/></text:span><text:span text:style-name="T7">"message"</text:span><text:span text:style-name="T28">:</text:span><text:span text:style-name="T7">"Data available."</text:span></text:p>
      <text:p text:style-name="P49"><text:span text:style-name="T7"><text:tab/><text:tab/><text:tab/>"Number_of_calorie" : </text:span><text:span text:style-name="T10">[]</text:span></text:p>
      <text:p text:style-name="P49"><text:span text:style-name="T28"><text:line-break/><text:tab/><text:tab/>}</text:span></text:p>
      <text:p text:style-name="P49"><text:span text:style-name="T16"><text:tab/></text:span><text:span text:style-name="T71">Faliure Response</text:span><text:span text:style-name="T36"> - </text:span></text:p>
      <text:p text:style-name="P49"><text:span text:style-name="T16"><text:tab/><text:tab/></text:span><text:span text:style-name="T38">1</text:span><text:span text:style-name="T36">.</text:span><text:span text:style-name="T41"> </text:span><text:span text:style-name="T45">if </text:span><text:span text:style-name="T47">data not found</text:span><text:span text:style-name="T41">.</text:span></text:p>
      <text:p text:style-name="P49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55"><text:s/></text:span><text:span text:style-name="T2">"Data not available.”</text:span><text:span text:style-name="T74"><text:line-break/><text:tab/><text:tab/></text:span><text:span text:style-name="T49">}</text:span></text:p>
      <text:p text:style-name="P49"><text:span text:style-name="T40"><text:tab/><text:tab/></text:span></text:p>
      <text:p text:style-name="P49"><text:span text:style-name="T40">__________________________________________________________________________________________</text:span></text:p>
      <text:p text:style-name="P49"><text:span text:style-name="T40"/></text:p>
      <text:p text:style-name="P11"><text:span text:style-name="T56">API Name</text:span> – <text:span text:style-name="T126">delete</text:span><text:span text:style-name="T102"> </text:span><text:span text:style-name="T128">user setting</text:span><text:span text:style-name="T102"> information. </text:span></text:p>
      <text:p text:style-name="P49"><text:span text:style-name="T57">URL</text:span><text:span text:style-name="T1"> – /</text:span><text:span text:style-name="T103">nutrition/api/user_setting/ </text:span></text:p>
      <text:p text:style-name="P45"><text:span text:style-name="T72">Method type</text:span><text:span text:style-name="T103"> = </text:span><text:span text:style-name="T85">delete</text:span></text:p>
      <text:p text:style-name="P11"><text:span text:style-name="T56">Request Param </text:span>– </text:p>
      <text:p text:style-name="P11"><text:tab/><text:tab/><text:span text:style-name="T121">Authorization token need to provide to call api.</text:span></text:p>
      <text:p text:style-name="P11"><text:tab/><text:tab/><text:span text:style-name="T121">Key – Authorization</text:span></text:p>
      <text:p text:style-name="P49"><text:span text:style-name="T1"><text:tab/><text:tab/></text:span><text:span text:style-name="T121">value – token asfasdfasdfasdfwaeradgadsfg</text:span></text:p>
      <text:p text:style-name="P49"><text:span text:style-name="T59"><text:tab/><text:tab/></text:span></text:p>
      <text:p text:style-name="P11"><text:span text:style-name="T59"><text:tab/><text:tab/></text:span></text:p>
      <text:p text:style-name="P11"><text:s/><text:span text:style-name="T87">Note - <text:s/></text:span></text:p>
      <text:p text:style-name="P11"><text:span text:style-name="T88">1. </text:span><text:span text:style-name="T94">Authorization value or token you will get from after login.</text:span></text:p>
      <text:p text:style-name="P49"><text:span text:style-name="T105"/></text:p>
      <text:p text:style-name="P24"/>
      <text:p text:style-name="P24">Response – </text:p>
      <text:p text:style-name="P24"><text:span text:style-name="T62"><text:tab/>S</text:span>ucess response <text:s/>- <text:span text:style-name="T63">All api url response is same.</text:span></text:p>
      <text:p text:style-name="P24"><text:span text:style-name="T63"><text:tab/></text:span><text:span text:style-name="T64">Request URL - </text:span><text:span text:style-name="T106">/</text:span><text:span text:style-name="T108">nutrition/api/user_setting/ </text:span></text:p>
      <text:p text:style-name="P49"><text:span text:style-name="T16"><text:tab/><text:tab/></text:span><text:span text:style-name="T18">1. </text:span><text:span text:style-name="T21">user setting</text:span><text:span text:style-name="T20">information delete</text:span><text:span text:style-name="T19"> successfully</text:span></text:p>
      <text:p text:style-name="P49"><text:span text:style-name="T28"><text:tab/><text:tab/>{<text:line-break/> <text:s text:c="3"/><text:tab/><text:tab/><text:tab/></text:span><text:span text:style-name="T7">"status_code"</text:span><text:span text:style-name="T28">: 20</text:span><text:span text:style-name="T30">0</text:span><text:span text:style-name="T68">,</text:span><text:span text:style-name="T28"><text:line-break/></text:span><text:span text:style-name="T68"> <text:s text:c="3"/><text:tab/><text:tab/><text:tab/></text:span><text:span text:style-name="T7">"message"</text:span><text:span text:style-name="T28">:</text:span><text:span text:style-name="T7">"Setting deleted successfully."</text:span></text:p>
      <text:p text:style-name="P49"><text:soft-page-break/><text:span text:style-name="T28"><text:line-break/><text:tab/><text:tab/>}</text:span></text:p>
      <text:p text:style-name="P49"><text:span text:style-name="T16"><text:tab/></text:span><text:span text:style-name="T71">Faliure Response</text:span><text:span text:style-name="T36"> - </text:span></text:p>
      <text:p text:style-name="P49"><text:span text:style-name="T16"><text:tab/><text:tab/></text:span><text:span text:style-name="T38">1</text:span><text:span text:style-name="T36">.</text:span><text:span text:style-name="T41"> </text:span><text:span text:style-name="T47">setting not available</text:span><text:span text:style-name="T41">.</text:span></text:p>
      <text:p text:style-name="P49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No setting available to delete."</text:span><text:span text:style-name="T74"><text:line-break/><text:tab/><text:tab/></text:span><text:span text:style-name="T49">}</text:span></text:p>
      <text:p text:style-name="P49">_______________________________________________________________</text:p>
      <text:p text:style-name="P49"/>
      <text:p text:style-name="P11"><text:span text:style-name="T56"/></text:p>
      <text:p text:style-name="P11"><text:span text:style-name="T56">API Name</text:span> – <text:span text:style-name="T126">update</text:span><text:span text:style-name="T102"> </text:span><text:span text:style-name="T128">user setting</text:span><text:span text:style-name="T102"> information. </text:span></text:p>
      <text:p text:style-name="P49"><text:span text:style-name="T57">URL</text:span><text:span text:style-name="T1"> – /</text:span><text:span text:style-name="T103">nutrition/api/user_setting/ </text:span></text:p>
      <text:p text:style-name="P45"><text:span text:style-name="T72">Method type</text:span><text:span text:style-name="T103"> = </text:span><text:span text:style-name="T85">put</text:span></text:p>
      <text:p text:style-name="P11"><text:span text:style-name="T56">Request Param </text:span>– </text:p>
      <text:p text:style-name="P11"><text:tab/><text:tab/><text:span text:style-name="T121">Authorization token need to provide to call api.</text:span></text:p>
      <text:p text:style-name="P11"><text:tab/><text:tab/><text:span text:style-name="T121">Key – Authorization</text:span></text:p>
      <text:p text:style-name="P11"><text:tab/><text:tab/><text:span text:style-name="T121">value – token asfasdfasdfasdfwaeradgadsfg</text:span></text:p>
      <text:p text:style-name="P11"><text:tab/><text:tab/></text:p>
      <text:p text:style-name="P11"><text:tab/><text:tab/><text:span text:style-name="T122">To </text:span><text:span text:style-name="T126">update</text:span><text:span text:style-name="T122"> the </text:span><text:span text:style-name="T124">account</text:span><text:span text:style-name="T122"> - </text:span></text:p>
      <text:p text:style-name="P49"><text:span text:style-name="T1"><text:tab/><text:tab/></text:span><text:span text:style-name="T129">number_of_calorie</text:span><text:span text:style-name="T77"> </text:span><text:span text:style-name="T80">= float</text:span><text:span text:style-name="T123"> type </text:span><text:span text:style-name="T122"><text:s/></text:span><text:span text:style-name="T61">req</text:span><text:span text:style-name="T59"> field</text:span></text:p>
      <text:p text:style-name="P49"><text:span text:style-name="T59"><text:tab/><text:tab/></text:span></text:p>
      <text:p text:style-name="P11"><text:span text:style-name="T59"><text:tab/><text:tab/></text:span></text:p>
      <text:p text:style-name="P11"><text:s/><text:span text:style-name="T87">Note - <text:s/></text:span></text:p>
      <text:p text:style-name="P11"><text:span text:style-name="T88">1. </text:span><text:span text:style-name="T94">Authorization value or token you will get from after login.</text:span></text:p>
      <text:p text:style-name="P49"><text:span text:style-name="T105"/></text:p>
      <text:p text:style-name="P24"/>
      <text:p text:style-name="P24">Response – </text:p>
      <text:p text:style-name="P24"><text:span text:style-name="T62"><text:tab/>S</text:span>ucess response <text:s/>- <text:span text:style-name="T63">All api url response is same.</text:span></text:p>
      <text:p text:style-name="P25"><text:span text:style-name="T63"><text:tab/></text:span><text:span text:style-name="T64">Request URL - </text:span><text:span text:style-name="T106">/</text:span><text:span text:style-name="T108">nutrition/api/user_setting/ </text:span></text:p>
      <text:p text:style-name="P49"><text:span text:style-name="T16"><text:tab/><text:tab/></text:span><text:span text:style-name="T18">1. </text:span><text:span text:style-name="T22">user setting</text:span><text:span text:style-name="T19"> </text:span><text:span text:style-name="T20">information </text:span><text:span text:style-name="T22">update</text:span><text:span text:style-name="T19"> successfully</text:span></text:p>
      <text:p text:style-name="P49"><text:span text:style-name="T28"><text:tab/><text:tab/>{<text:line-break/> <text:s text:c="3"/><text:tab/><text:tab/><text:tab/></text:span><text:span text:style-name="T7">"status_code"</text:span><text:span text:style-name="T28">: 20</text:span><text:span text:style-name="T32">0</text:span><text:span text:style-name="T68">,</text:span><text:span text:style-name="T28"><text:line-break/></text:span><text:span text:style-name="T68"> <text:s text:c="3"/><text:tab/><text:tab/><text:tab/></text:span><text:span text:style-name="T7">"message"</text:span><text:span text:style-name="T28">:</text:span><text:span text:style-name="T7">"Setting updated successfully."</text:span></text:p>
      <text:p text:style-name="P49"><text:span text:style-name="T28"><text:line-break/><text:tab/><text:tab/>}</text:span></text:p>
      <text:p text:style-name="P49"><text:span text:style-name="T16"><text:tab/></text:span><text:span text:style-name="T71">Faliure Response</text:span><text:span text:style-name="T36"> - </text:span></text:p>
      <text:p text:style-name="P49"><text:span text:style-name="T16"><text:tab/><text:tab/></text:span><text:span text:style-name="T38">1</text:span><text:span text:style-name="T36">.</text:span><text:span text:style-name="T41"> </text:span><text:span text:style-name="T48">there is no setting to update</text:span><text:span text:style-name="T41">.</text:span></text:p>
      <text:p text:style-name="P49"><text:span text:style-name="T74"><text:tab/><text:tab/></text:span><text:span text:style-name="T49">{</text:span><text:span text:style-name="T74"><text:line-break/></text:span><text:span text:style-name="T49"> <text:s text:c="3"/><text:tab/><text:tab/><text:tab/></text:span><text:span text:style-name="T11">"status_code"</text:span><text:span text:style-name="T49">: </text:span><text:span text:style-name="T50">400</text:span><text:span text:style-name="T69">,</text:span><text:span text:style-name="T74"><text:line-break/></text:span><text:span text:style-name="T69"> <text:s text:c="3"/><text:tab/><text:tab/><text:tab/></text:span><text:span text:style-name="T11">"message"</text:span><text:span text:style-name="T49">: </text:span><text:span text:style-name="T11">"No setting available to update."</text:span><text:span text:style-name="T74"><text:line-break/><text:tab/><text:tab/></text:span><text:span text:style-name="T49">}</text:span></text:p>
      <text:p text:style-name="P49"><text:span text:style-name="T40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13:18:08.769033540</meta:creation-date>
    <dc:date>2021-06-14T15:23:41.034681481</dc:date>
    <meta:editing-duration>PT29M45S</meta:editing-duration>
    <meta:editing-cycles>5</meta:editing-cycles>
    <meta:generator>LibreOffice/7.1.3.2$Linux_X86_64 LibreOffice_project/10$Build-2</meta:generator>
    <meta:document-statistic meta:table-count="0" meta:image-count="0" meta:object-count="0" meta:page-count="12" meta:paragraph-count="436" meta:word-count="1834" meta:character-count="15122" meta:non-whitespace-character-count="11928"/>
  </office:meta>
</office:document-meta>
</file>